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6.6931in" table:align="margins"/>
    </style:style>
    <style:style style:name="표1.A" style:family="table-column">
      <style:table-column-properties style:column-width="1.3389in" style:rel-column-width="13107*"/>
    </style:style>
    <style:style style:name="표1.C" style:family="table-column">
      <style:table-column-properties style:column-width="1.3382in" style:rel-column-width="13106*"/>
    </style:style>
    <style:style style:name="표1.E" style:family="table-column">
      <style:table-column-properties style:column-width="1.3389in" style:rel-column-width="13108*"/>
    </style:style>
    <style:style style:name="표1.A1" style:family="table-cell">
      <style:table-cell-properties fo:padding="0.0382in" fo:border-left="0.05pt solid #000000" fo:border-right="none" fo:border-top="0.05pt solid #000000" fo:border-bottom="0.05pt solid #000000"/>
    </style:style>
    <style:style style:name="표1.E1" style:family="table-cell">
      <style:table-cell-properties fo:padding="0.0382in" fo:border="0.05pt solid #000000"/>
    </style:style>
    <style:style style:name="표1.A2" style:family="table-cell">
      <style:table-cell-properties fo:padding="0.0382in" fo:border-left="0.05pt solid #000000" fo:border-right="none" fo:border-top="none" fo:border-bottom="0.05pt solid #000000"/>
    </style:style>
    <style:style style:name="표1.E2" style:family="table-cell">
      <style:table-cell-properties fo:padding="0.0382in" fo:border-left="0.05pt solid #000000" fo:border-right="0.05pt solid #000000" fo:border-top="none" fo:border-bottom="0.05pt solid #000000"/>
    </style:style>
    <style:style style:name="Table1" style:family="table">
      <style:table-properties style:width="4.1563in" table:align="left"/>
    </style:style>
    <style:style style:name="Table1.A" style:family="table-column">
      <style:table-column-properties style:column-width="0.2507in"/>
    </style:style>
    <style:style style:name="Table1.B" style:family="table-column">
      <style:table-column-properties style:column-width="0.3653in"/>
    </style:style>
    <style:style style:name="Table1.C" style:family="table-column">
      <style:table-column-properties style:column-width="2.0042in"/>
    </style:style>
    <style:style style:name="Table1.D" style:family="table-column">
      <style:table-column-properties style:column-width="1.5361in"/>
    </style:style>
    <style:style style:name="Table1.A1" style:family="table-cell">
      <style:table-cell-properties style:vertical-align="middle" fo:padding="0in" fo:border="none"/>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officeooo:rsid="0016483d" officeooo:paragraph-rsid="0016483d"/>
    </style:style>
    <style:style style:name="P38" style:family="paragraph" style:parent-style-name="Standard">
      <style:text-properties officeooo:rsid="0019de0a" officeooo:paragraph-rsid="0019de0a"/>
    </style:style>
    <style:style style:name="P39" style:family="paragraph" style:parent-style-name="Standard">
      <style:text-properties officeooo:rsid="001c4bac" officeooo:paragraph-rsid="001c4bac"/>
    </style:style>
    <style:style style:name="P40" style:family="paragraph" style:parent-style-name="Standard">
      <style:text-properties officeooo:rsid="001c4bac" officeooo:paragraph-rsid="00217a1f"/>
    </style:style>
    <style:style style:name="P41" style:family="paragraph" style:parent-style-name="Standard">
      <style:text-properties officeooo:rsid="001d76da" officeooo:paragraph-rsid="001d76da"/>
    </style:style>
    <style:style style:name="P42" style:family="paragraph" style:parent-style-name="Standard">
      <style:text-properties officeooo:rsid="001ee0d3" officeooo:paragraph-rsid="001ee0d3"/>
    </style:style>
    <style:style style:name="P43" style:family="paragraph" style:parent-style-name="Standard">
      <style:text-properties officeooo:rsid="001f68cc" officeooo:paragraph-rsid="001f68cc"/>
    </style:style>
    <style:style style:name="P44" style:family="paragraph" style:parent-style-name="Standard">
      <style:text-properties officeooo:rsid="001a8616" officeooo:paragraph-rsid="0021718a"/>
    </style:style>
    <style:style style:name="P45" style:family="paragraph" style:parent-style-name="Standard">
      <style:text-properties officeooo:rsid="00217a1f" officeooo:paragraph-rsid="00217a1f"/>
    </style:style>
    <style:style style:name="P46" style:family="paragraph" style:parent-style-name="Standard">
      <style:text-properties officeooo:rsid="0025f455" officeooo:paragraph-rsid="0026750a"/>
    </style:style>
    <style:style style:name="P47" style:family="paragraph" style:parent-style-name="Standard">
      <style:text-properties officeooo:rsid="0025f455" officeooo:paragraph-rsid="001c4bac"/>
    </style:style>
    <style:style style:name="P48"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9" style:family="paragraph" style:parent-style-name="Standard">
      <style:text-properties officeooo:rsid="00259dad" officeooo:paragraph-rsid="00327991"/>
    </style:style>
    <style:style style:name="P50" style:family="paragraph" style:parent-style-name="Standard">
      <style:text-properties officeooo:rsid="00327991" officeooo:paragraph-rsid="00327991"/>
    </style:style>
    <style:style style:name="P51" style:family="paragraph" style:parent-style-name="Standard">
      <style:text-properties style:text-line-through-style="solid" style:text-line-through-type="single" officeooo:rsid="0025f455" officeooo:paragraph-rsid="0026750a"/>
    </style:style>
    <style:style style:name="P52" style:family="paragraph" style:parent-style-name="Standard">
      <style:text-properties style:text-line-through-style="solid" style:text-line-through-type="single" officeooo:rsid="00c573c9" officeooo:paragraph-rsid="00c573c9"/>
    </style:style>
    <style:style style:name="P53"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4" style:family="paragraph" style:parent-style-name="Standard">
      <style:text-properties officeooo:rsid="0034798c" officeooo:paragraph-rsid="0034798c"/>
    </style:style>
    <style:style style:name="P55" style:family="paragraph" style:parent-style-name="Standard">
      <style:text-properties officeooo:rsid="0034dfd0" officeooo:paragraph-rsid="0034dfd0"/>
    </style:style>
    <style:style style:name="P56" style:family="paragraph" style:parent-style-name="Standard">
      <style:text-properties officeooo:rsid="00379e9f" officeooo:paragraph-rsid="00379e9f"/>
    </style:style>
    <style:style style:name="P57" style:family="paragraph" style:parent-style-name="Standard">
      <style:text-properties officeooo:rsid="00379e9f" officeooo:paragraph-rsid="00398082"/>
    </style:style>
    <style:style style:name="P58" style:family="paragraph" style:parent-style-name="Standard">
      <style:text-properties officeooo:rsid="0039bf20" officeooo:paragraph-rsid="0039bf20"/>
    </style:style>
    <style:style style:name="P59" style:family="paragraph" style:parent-style-name="Standard">
      <style:text-properties officeooo:rsid="003be1bf" officeooo:paragraph-rsid="003be1bf"/>
    </style:style>
    <style:style style:name="P60" style:family="paragraph" style:parent-style-name="Standard">
      <style:text-properties officeooo:rsid="002aed63" officeooo:paragraph-rsid="005011ee"/>
    </style:style>
    <style:style style:name="P61" style:family="paragraph" style:parent-style-name="Standard">
      <style:text-properties officeooo:rsid="001e0869" officeooo:paragraph-rsid="005011ee"/>
    </style:style>
    <style:style style:name="P62" style:family="paragraph" style:parent-style-name="Standard">
      <style:text-properties officeooo:paragraph-rsid="005011ee"/>
    </style:style>
    <style:style style:name="P63" style:family="paragraph" style:parent-style-name="Standard">
      <style:text-properties officeooo:rsid="00512b8a" officeooo:paragraph-rsid="00512b8a"/>
    </style:style>
    <style:style style:name="P64" style:family="paragraph" style:parent-style-name="Standard">
      <style:text-properties fo:font-weight="normal" officeooo:rsid="00556289" officeooo:paragraph-rsid="00556289" style:font-weight-asian="normal" style:font-weight-complex="normal"/>
    </style:style>
    <style:style style:name="P65" style:family="paragraph" style:parent-style-name="Standard">
      <style:text-properties officeooo:rsid="005758b2" officeooo:paragraph-rsid="005758b2"/>
    </style:style>
    <style:style style:name="P66" style:family="paragraph" style:parent-style-name="Standard">
      <style:text-properties officeooo:rsid="005bae40" officeooo:paragraph-rsid="005bae40"/>
    </style:style>
    <style:style style:name="P67" style:family="paragraph" style:parent-style-name="Standard">
      <style:text-properties officeooo:paragraph-rsid="005fad0a"/>
    </style:style>
    <style:style style:name="P68" style:family="paragraph" style:parent-style-name="Standard">
      <style:text-properties officeooo:rsid="006a5078" officeooo:paragraph-rsid="006a5078"/>
    </style:style>
    <style:style style:name="P69" style:family="paragraph" style:parent-style-name="Standard">
      <style:text-properties officeooo:rsid="005a17c8" officeooo:paragraph-rsid="005bae40"/>
    </style:style>
    <style:style style:name="P70" style:family="paragraph" style:parent-style-name="Standard">
      <style:text-properties officeooo:rsid="005d86d0" officeooo:paragraph-rsid="006a5078"/>
    </style:style>
    <style:style style:name="P71" style:family="paragraph" style:parent-style-name="Standard">
      <style:text-properties officeooo:rsid="007004f0" officeooo:paragraph-rsid="007004f0"/>
    </style:style>
    <style:style style:name="P72" style:family="paragraph" style:parent-style-name="Standard">
      <style:text-properties officeooo:rsid="00143786" officeooo:paragraph-rsid="00765e65"/>
    </style:style>
    <style:style style:name="P73" style:family="paragraph" style:parent-style-name="Standard">
      <style:text-properties officeooo:rsid="0077ca79" officeooo:paragraph-rsid="0077ca79"/>
    </style:style>
    <style:style style:name="P74" style:family="paragraph" style:parent-style-name="Standard">
      <style:text-properties officeooo:rsid="0079b577" officeooo:paragraph-rsid="0079b577"/>
    </style:style>
    <style:style style:name="P75" style:family="paragraph" style:parent-style-name="Standard">
      <style:text-properties officeooo:rsid="0079dab1" officeooo:paragraph-rsid="0079dab1"/>
    </style:style>
    <style:style style:name="P76" style:family="paragraph" style:parent-style-name="Standard">
      <style:text-properties officeooo:rsid="0080409e" officeooo:paragraph-rsid="0080409e"/>
    </style:style>
    <style:style style:name="P77" style:family="paragraph" style:parent-style-name="Standard">
      <style:text-properties officeooo:rsid="0080409e" officeooo:paragraph-rsid="008336a4"/>
    </style:style>
    <style:style style:name="P78" style:family="paragraph" style:parent-style-name="Standard">
      <style:text-properties officeooo:rsid="008336a4" officeooo:paragraph-rsid="008336a4"/>
    </style:style>
    <style:style style:name="P79" style:family="paragraph" style:parent-style-name="Standard">
      <style:text-properties officeooo:rsid="008336a4" officeooo:paragraph-rsid="009b04e5"/>
    </style:style>
    <style:style style:name="P80" style:family="paragraph" style:parent-style-name="Standard">
      <style:text-properties officeooo:rsid="009820cc" officeooo:paragraph-rsid="009820cc"/>
    </style:style>
    <style:style style:name="P81" style:family="paragraph" style:parent-style-name="Standard">
      <style:text-properties officeooo:rsid="009ecfd2" officeooo:paragraph-rsid="009ecfd2"/>
    </style:style>
    <style:style style:name="P82" style:family="paragraph" style:parent-style-name="Standard">
      <style:text-properties officeooo:rsid="009e7022" officeooo:paragraph-rsid="009e7022"/>
    </style:style>
    <style:style style:name="P83" style:family="paragraph" style:parent-style-name="Standard">
      <style:text-properties officeooo:rsid="00a35135" officeooo:paragraph-rsid="00a35135"/>
    </style:style>
    <style:style style:name="P84" style:family="paragraph" style:parent-style-name="Standard">
      <style:text-properties officeooo:rsid="00a35135" officeooo:paragraph-rsid="00a38c6b"/>
    </style:style>
    <style:style style:name="P85" style:family="paragraph" style:parent-style-name="Standard">
      <style:text-properties officeooo:rsid="00a38c6b" officeooo:paragraph-rsid="00a38c6b"/>
    </style:style>
    <style:style style:name="P86" style:family="paragraph" style:parent-style-name="Standard">
      <style:text-properties officeooo:rsid="00a76be7" officeooo:paragraph-rsid="00a76be7"/>
    </style:style>
    <style:style style:name="P87" style:family="paragraph" style:parent-style-name="Standard">
      <style:text-properties officeooo:rsid="00aa8fbd" officeooo:paragraph-rsid="00aa8fbd"/>
    </style:style>
    <style:style style:name="P88" style:family="paragraph" style:parent-style-name="Standard">
      <style:text-properties officeooo:rsid="00ad094e" officeooo:paragraph-rsid="00ad094e"/>
    </style:style>
    <style:style style:name="P89" style:family="paragraph" style:parent-style-name="Standard">
      <style:text-properties officeooo:rsid="00b26b8b" officeooo:paragraph-rsid="00b26b8b"/>
    </style:style>
    <style:style style:name="P90" style:family="paragraph" style:parent-style-name="Standard">
      <style:text-properties officeooo:rsid="00b45b96" officeooo:paragraph-rsid="00b45b96"/>
    </style:style>
    <style:style style:name="P91" style:family="paragraph" style:parent-style-name="Standard">
      <style:text-properties officeooo:rsid="00b6cec8" officeooo:paragraph-rsid="00b6cec8"/>
    </style:style>
    <style:style style:name="P92" style:family="paragraph" style:parent-style-name="Standard">
      <style:text-properties officeooo:rsid="00b7d5fe" officeooo:paragraph-rsid="00b7d5fe"/>
    </style:style>
    <style:style style:name="P93" style:family="paragraph" style:parent-style-name="Standard">
      <style:text-properties officeooo:rsid="00b837c4" officeooo:paragraph-rsid="00b837c4"/>
    </style:style>
    <style:style style:name="P94" style:family="paragraph" style:parent-style-name="Standard">
      <style:text-properties officeooo:rsid="00b8da55" officeooo:paragraph-rsid="00b8da55"/>
    </style:style>
    <style:style style:name="P95" style:family="paragraph" style:parent-style-name="Standard">
      <style:text-properties officeooo:rsid="00ba9484" officeooo:paragraph-rsid="00ba9484"/>
    </style:style>
    <style:style style:name="P96" style:family="paragraph" style:parent-style-name="Standard">
      <style:text-properties officeooo:paragraph-rsid="00b6cec8"/>
    </style:style>
    <style:style style:name="P97" style:family="paragraph" style:parent-style-name="Standard">
      <style:text-properties officeooo:rsid="00bd4205" officeooo:paragraph-rsid="00bd4205"/>
    </style:style>
    <style:style style:name="P98" style:family="paragraph" style:parent-style-name="Standard">
      <style:text-properties officeooo:rsid="00bd6735" officeooo:paragraph-rsid="00bd6735"/>
    </style:style>
    <style:style style:name="P99" style:family="paragraph" style:parent-style-name="Standard">
      <style:text-properties officeooo:rsid="00bd6735" officeooo:paragraph-rsid="00bf3419"/>
    </style:style>
    <style:style style:name="P100" style:family="paragraph" style:parent-style-name="Standard">
      <style:text-properties officeooo:rsid="00bd6735" officeooo:paragraph-rsid="00c0d2d7"/>
    </style:style>
    <style:style style:name="P101" style:family="paragraph" style:parent-style-name="Standard">
      <style:text-properties officeooo:rsid="00bf3419" officeooo:paragraph-rsid="00bf3419"/>
    </style:style>
    <style:style style:name="P102" style:family="paragraph" style:parent-style-name="Standard">
      <style:text-properties officeooo:rsid="00c0d2d7" officeooo:paragraph-rsid="00c0d2d7"/>
    </style:style>
    <style:style style:name="P103" style:family="paragraph" style:parent-style-name="Standard">
      <style:text-properties officeooo:rsid="00c4caa6" officeooo:paragraph-rsid="00c4caa6"/>
    </style:style>
    <style:style style:name="P104" style:family="paragraph" style:parent-style-name="Standard">
      <style:text-properties officeooo:rsid="00c573c9" officeooo:paragraph-rsid="00c573c9"/>
    </style:style>
    <style:style style:name="P105" style:family="paragraph" style:parent-style-name="Standard">
      <style:text-properties officeooo:rsid="00c75a8b" officeooo:paragraph-rsid="00c75a8b"/>
    </style:style>
    <style:style style:name="P106" style:family="paragraph" style:parent-style-name="Standard">
      <style:text-properties officeooo:rsid="00c77bc6" officeooo:paragraph-rsid="00c77bc6"/>
    </style:style>
    <style:style style:name="P107" style:family="paragraph" style:parent-style-name="Standard">
      <style:text-properties officeooo:rsid="00c9556a" officeooo:paragraph-rsid="00c9556a"/>
    </style:style>
    <style:style style:name="P108" style:family="paragraph" style:parent-style-name="Standard">
      <style:text-properties officeooo:rsid="00c9556a" officeooo:paragraph-rsid="00cced9d"/>
    </style:style>
    <style:style style:name="P109" style:family="paragraph" style:parent-style-name="Standard">
      <style:text-properties officeooo:rsid="00ca3ee3" officeooo:paragraph-rsid="00ca3ee3"/>
    </style:style>
    <style:style style:name="P110" style:family="paragraph" style:parent-style-name="Standard">
      <style:text-properties officeooo:rsid="00d11c46" officeooo:paragraph-rsid="00d11c46"/>
    </style:style>
    <style:style style:name="P111" style:family="paragraph" style:parent-style-name="Standard">
      <style:text-properties officeooo:rsid="00d24909" officeooo:paragraph-rsid="00d24909"/>
    </style:style>
    <style:style style:name="P112" style:family="paragraph" style:parent-style-name="Standard">
      <style:text-properties officeooo:rsid="00c87d6a" officeooo:paragraph-rsid="00d362a8"/>
    </style:style>
    <style:style style:name="P113" style:family="paragraph" style:parent-style-name="Standard">
      <style:text-properties officeooo:rsid="00d375c5" officeooo:paragraph-rsid="00d375c5"/>
    </style:style>
    <style:style style:name="P114" style:family="paragraph" style:parent-style-name="Standard">
      <style:text-properties officeooo:rsid="00d62ad0" officeooo:paragraph-rsid="00d62ad0"/>
    </style:style>
    <style:style style:name="P115" style:family="paragraph" style:parent-style-name="Standard">
      <style:text-properties officeooo:rsid="00d6a733" officeooo:paragraph-rsid="00d6a733"/>
    </style:style>
    <style:style style:name="P116" style:family="paragraph" style:parent-style-name="Standard">
      <style:text-properties officeooo:rsid="00d85150" officeooo:paragraph-rsid="00d85150"/>
    </style:style>
    <style:style style:name="P117" style:family="paragraph" style:parent-style-name="Standard">
      <style:text-properties officeooo:rsid="00d58f7a" officeooo:paragraph-rsid="00d903ee"/>
    </style:style>
    <style:style style:name="P118" style:family="paragraph" style:parent-style-name="Standard">
      <style:text-properties fo:font-size="8pt" officeooo:rsid="00d85150" officeooo:paragraph-rsid="00d85150" style:font-size-asian="8pt" style:font-size-complex="8pt"/>
    </style:style>
    <style:style style:name="P119" style:family="paragraph" style:parent-style-name="Standard">
      <style:text-properties fo:font-size="8pt" officeooo:rsid="00d85150" officeooo:paragraph-rsid="00d95210" style:font-size-asian="8pt" style:font-size-complex="8pt"/>
    </style:style>
    <style:style style:name="P120" style:family="paragraph" style:parent-style-name="Standard">
      <style:text-properties officeooo:rsid="00d95210" officeooo:paragraph-rsid="00d95210"/>
    </style:style>
    <style:style style:name="P121" style:family="paragraph" style:parent-style-name="Standard">
      <style:text-properties fo:font-size="12pt" officeooo:rsid="00d85150" officeooo:paragraph-rsid="00d95210" style:font-size-asian="10.5pt" style:font-size-complex="12pt"/>
    </style:style>
    <style:style style:name="P122" style:family="paragraph" style:parent-style-name="Standard">
      <style:text-properties fo:font-size="12pt" officeooo:rsid="00db0fc3" officeooo:paragraph-rsid="00db0fc3" style:font-size-asian="10.5pt" style:font-size-complex="12pt"/>
    </style:style>
    <style:style style:name="P123" style:family="paragraph" style:parent-style-name="Standard">
      <style:text-properties fo:font-size="12pt" officeooo:rsid="00dc3bce" officeooo:paragraph-rsid="00dc3bce" style:font-size-asian="10.5pt" style:font-size-complex="12pt"/>
    </style:style>
    <style:style style:name="P124" style:family="paragraph" style:parent-style-name="Standard">
      <style:text-properties fo:font-size="12pt" officeooo:rsid="00e02303" officeooo:paragraph-rsid="00e02303" style:font-size-asian="10.5pt" style:font-size-complex="12pt"/>
    </style:style>
    <style:style style:name="P125" style:family="paragraph" style:parent-style-name="Standard">
      <style:text-properties fo:font-size="12pt" officeooo:rsid="00e2085e" officeooo:paragraph-rsid="00e2085e" style:font-size-asian="10.5pt" style:font-size-complex="12pt"/>
    </style:style>
    <style:style style:name="P126"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27"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28"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29"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0" style:family="paragraph" style:parent-style-name="Standard">
      <style:text-properties fo:font-size="12pt" style:text-underline-style="none" officeooo:rsid="00e02303" officeooo:paragraph-rsid="00e02303" style:font-size-asian="10.5pt" style:font-size-complex="12pt"/>
    </style:style>
    <style:style style:name="P131" style:family="paragraph" style:parent-style-name="Standard">
      <style:text-properties fo:font-size="12pt" style:text-underline-style="none" officeooo:rsid="00e02303" officeooo:paragraph-rsid="00e2085e" style:font-size-asian="10.5pt" style:font-size-complex="12pt"/>
    </style:style>
    <style:style style:name="P132" style:family="paragraph" style:parent-style-name="Standard">
      <style:text-properties fo:font-size="12pt" style:text-underline-style="none" officeooo:rsid="00e2085e" officeooo:paragraph-rsid="00e2085e" style:font-size-asian="10.5pt" style:font-size-complex="12pt"/>
    </style:style>
    <style:style style:name="P133" style:family="paragraph" style:parent-style-name="Standard">
      <style:text-properties fo:font-size="12pt" style:text-underline-style="none" officeooo:rsid="00e652e7" officeooo:paragraph-rsid="00e652e7" style:font-size-asian="10.5pt" style:font-size-complex="12pt"/>
    </style:style>
    <style:style style:name="P134" style:family="paragraph" style:parent-style-name="Standard">
      <style:text-properties fo:font-size="12pt" style:text-underline-style="none" officeooo:rsid="00eba2a3" officeooo:paragraph-rsid="00eba2a3" style:font-size-asian="10.5pt" style:font-size-complex="12pt"/>
    </style:style>
    <style:style style:name="P135" style:family="paragraph" style:parent-style-name="Standard">
      <style:text-properties fo:font-size="12pt" style:text-underline-style="none" officeooo:rsid="00eca973" officeooo:paragraph-rsid="00eca973" style:font-size-asian="10.5pt" style:font-size-complex="12pt"/>
    </style:style>
    <style:style style:name="P136" style:family="paragraph" style:parent-style-name="Standard">
      <style:text-properties fo:font-size="12pt" style:text-underline-style="none" officeooo:rsid="00ed180f" officeooo:paragraph-rsid="00ed180f" style:font-size-asian="10.5pt" style:font-size-complex="12pt"/>
    </style:style>
    <style:style style:name="P137" style:family="paragraph" style:parent-style-name="Standard">
      <style:text-properties fo:font-size="12pt" style:text-underline-style="none" officeooo:rsid="00edb8ad" officeooo:paragraph-rsid="00edb8ad" style:font-size-asian="10.5pt" style:font-size-complex="12pt"/>
    </style:style>
    <style:style style:name="P138" style:family="paragraph" style:parent-style-name="Standard">
      <style:text-properties fo:font-size="12pt" style:text-underline-style="none" officeooo:rsid="00f68410" officeooo:paragraph-rsid="00f68410" style:font-size-asian="10.5pt" style:font-size-complex="12pt"/>
    </style:style>
    <style:style style:name="P139"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0" style:family="paragraph" style:parent-style-name="Standard">
      <style:text-properties officeooo:rsid="00e2085e" officeooo:paragraph-rsid="00e2085e"/>
    </style:style>
    <style:style style:name="P141" style:family="paragraph" style:parent-style-name="Standard">
      <style:text-properties officeooo:rsid="00e3aabc" officeooo:paragraph-rsid="00e3aabc"/>
    </style:style>
    <style:style style:name="P142" style:family="paragraph" style:parent-style-name="Standard">
      <style:text-properties officeooo:rsid="00e487da" officeooo:paragraph-rsid="00e487da"/>
    </style:style>
    <style:style style:name="P14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4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4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4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4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4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31d068" style:text-blinking="false" style:font-size-asian="10.5pt" style:font-size-complex="12pt"/>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4d1806" style:text-blinking="false" style:font-size-asian="10.5pt" style:font-size-complex="12pt"/>
    </style:style>
    <style:style style:name="P1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17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17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bf3e" officeooo:paragraph-rsid="0136bf3e" style:text-blinking="false" style:font-size-asian="10.5pt" style:font-size-complex="12pt"/>
    </style:style>
    <style:style style:name="P17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cb30" officeooo:paragraph-rsid="0136cb30" style:text-blinking="false" style:font-size-asian="10.5pt" style:font-size-complex="12pt"/>
    </style:style>
    <style:style style:name="P17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e445" officeooo:paragraph-rsid="0136e445" style:text-blinking="false" style:font-size-asian="10.5pt" style:font-size-complex="12pt"/>
    </style:style>
    <style:style style:name="P18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82b49" officeooo:paragraph-rsid="01382b49" style:text-blinking="false" style:font-size-asian="10.5pt" style:font-size-complex="12pt"/>
    </style:style>
    <style:style style:name="P18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92958" officeooo:paragraph-rsid="01392958" style:text-blinking="false" style:font-size-asian="10.5pt" style:font-size-complex="12pt"/>
    </style:style>
    <style:style style:name="P18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ab0e6" officeooo:paragraph-rsid="013ab0e6" style:text-blinking="false" style:font-size-asian="10.5pt" style:font-size-complex="12pt"/>
    </style:style>
    <style:style style:name="P18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6bf" officeooo:paragraph-rsid="014346bf" style:text-blinking="false" style:font-size-asian="10.5pt" style:font-size-complex="12pt"/>
    </style:style>
    <style:style style:name="P18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e36" officeooo:paragraph-rsid="01434e36" style:text-blinking="false" style:font-size-asian="10.5pt" style:font-size-complex="12pt"/>
    </style:style>
    <style:style style:name="P18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4b0f0" officeooo:paragraph-rsid="0144b0f0" style:text-blinking="false" style:font-size-asian="10.5pt" style:font-size-complex="12pt"/>
    </style:style>
    <style:style style:name="P18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52136" officeooo:paragraph-rsid="01452136" style:text-blinking="false" style:font-size-asian="10.5pt" style:font-size-complex="12pt"/>
    </style:style>
    <style:style style:name="P18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7819f" officeooo:paragraph-rsid="0147819f" style:text-blinking="false" style:font-size-asian="10.5pt" style:font-size-complex="12pt"/>
    </style:style>
    <style:style style:name="P18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8481c" officeooo:paragraph-rsid="0148481c" style:text-blinking="false" style:font-size-asian="10.5pt" style:font-size-complex="12pt"/>
    </style:style>
    <style:style style:name="P18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19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d1806" style:text-blinking="false" style:font-size-asian="10.5pt" style:font-size-complex="12pt"/>
    </style:style>
    <style:style style:name="P19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00cda" officeooo:paragraph-rsid="01500cda" style:text-blinking="false" style:font-size-asian="10.5pt" style:font-size-complex="12pt"/>
    </style:style>
    <style:style style:name="P19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a6291" officeooo:paragraph-rsid="014beb9e" style:text-blinking="false" style:font-size-asian="10.5pt" style:font-size-complex="12pt"/>
    </style:style>
    <style:style style:name="P19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5bfe0" officeooo:paragraph-rsid="0155bfe0" style:text-blinking="false" style:font-size-asian="10.5pt" style:font-size-complex="12pt"/>
    </style:style>
    <style:style style:name="P19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19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19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19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19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19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20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20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327440" officeooo:paragraph-rsid="01327440" style:text-blinking="false" style:font-size-asian="10.5pt" style:font-weight-asian="bold" style:font-size-complex="12pt" style:font-weight-complex="bold"/>
    </style:style>
    <style:style style:name="P20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b6920" officeooo:paragraph-rsid="011b6920" style:text-blinking="false" style:font-size-asian="10.5pt" style:font-weight-asian="bold" style:font-size-complex="12pt" style:font-weight-complex="bold"/>
    </style:style>
    <style:style style:name="P20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5c031" officeooo:paragraph-rsid="0145c031" style:text-blinking="false" style:font-size-asian="10.5pt" style:font-weight-asian="bold" style:font-size-complex="12pt" style:font-weight-complex="bold"/>
    </style:style>
    <style:style style:name="P20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beb9e" officeooo:paragraph-rsid="014beb9e" style:text-blinking="false" style:font-size-asian="10.5pt" style:font-weight-asian="bold" style:font-size-complex="12pt" style:font-weight-complex="bold"/>
    </style:style>
    <style:style style:name="P205"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206"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207"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208"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209" style:family="paragraph" style:parent-style-name="Standard">
      <style:text-properties officeooo:rsid="0043b333" officeooo:paragraph-rsid="00fea319"/>
    </style:style>
    <style:style style:name="P210" style:family="paragraph" style:parent-style-name="Standard">
      <style:text-properties officeooo:rsid="01042038" officeooo:paragraph-rsid="01042038"/>
    </style:style>
    <style:style style:name="P211" style:family="paragraph" style:parent-style-name="Standard">
      <style:text-properties officeooo:rsid="01042038" officeooo:paragraph-rsid="0105e2e5"/>
    </style:style>
    <style:style style:name="P212" style:family="paragraph" style:parent-style-name="Standard">
      <style:text-properties officeooo:rsid="01042038" officeooo:paragraph-rsid="014d1806"/>
    </style:style>
    <style:style style:name="P213" style:family="paragraph" style:parent-style-name="Standard">
      <style:text-properties officeooo:rsid="014beb9e" officeooo:paragraph-rsid="014d1806"/>
    </style:style>
    <style:style style:name="P214" style:family="paragraph" style:parent-style-name="Standard">
      <style:text-properties officeooo:paragraph-rsid="0155bfe0"/>
    </style:style>
    <style:style style:name="P215" style:family="paragraph" style:parent-style-name="Text_20_body">
      <style:text-properties officeooo:rsid="0019de0a" officeooo:paragraph-rsid="0019de0a"/>
    </style:style>
    <style:style style:name="P216" style:family="paragraph" style:parent-style-name="Table_20_Contents">
      <style:text-properties officeooo:rsid="00d24909" officeooo:paragraph-rsid="00d24909"/>
    </style:style>
    <style:style style:name="P217" style:family="paragraph" style:parent-style-name="Table_20_Contents">
      <style:text-properties officeooo:rsid="00d62ad0" officeooo:paragraph-rsid="00d62ad0"/>
    </style:style>
    <style:style style:name="P218" style:family="paragraph" style:parent-style-name="Table_20_Contents">
      <style:text-properties officeooo:rsid="00d7d1f0" officeooo:paragraph-rsid="00d7d1f0"/>
    </style:style>
    <style:style style:name="P219" style:family="paragraph" style:parent-style-name="Table_20_Contents">
      <style:text-properties officeooo:rsid="011dbf00" officeooo:paragraph-rsid="011dbf00"/>
    </style:style>
    <style:style style:name="P220" style:family="paragraph" style:parent-style-name="Table_20_Contents">
      <style:paragraph-properties fo:margin-left="0in" fo:margin-right="0in" fo:margin-top="0in" fo:margin-bottom="0in" loext:contextual-spacing="false" fo:text-indent="0in" style:auto-text-indent="false" fo:padding="0in" fo:border="none"/>
      <style:text-properties fo:language="en" fo:country="US" loext:padding="0in" loext:border="none"/>
    </style:style>
    <style:style style:name="P221" style:family="paragraph" style:parent-style-name="Standard" style:list-style-name="L2">
      <style:text-properties style:text-line-through-style="solid" style:text-line-through-type="single" officeooo:rsid="0025f455" officeooo:paragraph-rsid="0026750a"/>
    </style:style>
    <style:style style:name="P222" style:family="paragraph" style:parent-style-name="Standard" style:list-style-name="L2">
      <style:text-properties officeooo:rsid="0025f455" officeooo:paragraph-rsid="0026750a"/>
    </style:style>
    <style:style style:name="P223" style:family="paragraph" style:parent-style-name="Standard" style:list-style-name="L3">
      <style:text-properties officeooo:rsid="0025f455" officeooo:paragraph-rsid="0026750a"/>
    </style:style>
    <style:style style:name="P224" style:family="paragraph" style:parent-style-name="Standard" style:list-style-name="L4">
      <style:text-properties officeooo:rsid="0025f455" officeooo:paragraph-rsid="0026750a"/>
    </style:style>
    <style:style style:name="P225" style:family="paragraph" style:parent-style-name="Standard" style:list-style-name="L3">
      <style:text-properties officeooo:rsid="002db1c6" officeooo:paragraph-rsid="002db1c6"/>
    </style:style>
    <style:style style:name="P226" style:family="paragraph" style:parent-style-name="Standard" style:list-style-name="L4">
      <style:text-properties officeooo:rsid="0026750a" officeooo:paragraph-rsid="0026750a"/>
    </style:style>
    <style:style style:name="P227" style:family="paragraph" style:parent-style-name="Standard" style:list-style-name="L5">
      <style:text-properties officeooo:rsid="00327991" officeooo:paragraph-rsid="00327991"/>
    </style:style>
    <style:style style:name="P228" style:family="paragraph" style:parent-style-name="Standard" style:list-style-name="L6">
      <style:text-properties officeooo:rsid="00327991" officeooo:paragraph-rsid="00327991"/>
    </style:style>
    <style:style style:name="P229" style:family="paragraph" style:parent-style-name="Standard" style:list-style-name="L7">
      <style:text-properties officeooo:rsid="00327991" officeooo:paragraph-rsid="00327991"/>
    </style:style>
    <style:style style:name="P230" style:family="paragraph" style:parent-style-name="Standard" style:list-style-name="L6">
      <style:text-properties officeooo:paragraph-rsid="00327991"/>
    </style:style>
    <style:style style:name="P231" style:family="paragraph" style:parent-style-name="Standard" style:list-style-name="L8">
      <style:text-properties officeooo:rsid="00259dad" officeooo:paragraph-rsid="00259dad"/>
    </style:style>
    <style:style style:name="P232" style:family="paragraph" style:parent-style-name="Standard" style:list-style-name="L9">
      <style:text-properties officeooo:rsid="00217a1f" officeooo:paragraph-rsid="00217a1f"/>
    </style:style>
    <style:style style:name="P233" style:family="paragraph" style:parent-style-name="Standard" style:list-style-name="L12">
      <style:text-properties officeooo:rsid="00217a1f" officeooo:paragraph-rsid="00217a1f"/>
    </style:style>
    <style:style style:name="P234" style:family="paragraph" style:parent-style-name="Standard" style:list-style-name="L9">
      <style:text-properties officeooo:rsid="001c4bac" officeooo:paragraph-rsid="001c4bac"/>
    </style:style>
    <style:style style:name="P235" style:family="paragraph" style:parent-style-name="Standard" style:list-style-name="L10">
      <style:text-properties officeooo:rsid="001c4bac" officeooo:paragraph-rsid="00217a1f"/>
    </style:style>
    <style:style style:name="P236" style:family="paragraph" style:parent-style-name="Standard" style:list-style-name="L10">
      <style:text-properties officeooo:rsid="001c4bac" officeooo:paragraph-rsid="001c4bac"/>
    </style:style>
    <style:style style:name="P237" style:family="paragraph" style:parent-style-name="Standard" style:list-style-name="L12">
      <style:text-properties officeooo:rsid="001c4bac" officeooo:paragraph-rsid="001c4bac"/>
    </style:style>
    <style:style style:name="P238" style:family="paragraph" style:parent-style-name="Standard" style:list-style-name="L11">
      <style:text-properties fo:font-weight="normal" officeooo:rsid="0034798c" officeooo:paragraph-rsid="0034798c" style:font-weight-asian="normal" style:font-weight-complex="normal"/>
    </style:style>
    <style:style style:name="P239" style:family="paragraph" style:parent-style-name="Standard" style:list-style-name="L14">
      <style:text-properties fo:font-weight="normal" officeooo:rsid="00ff462b" officeooo:paragraph-rsid="0100c76d" style:font-weight-asian="normal" style:font-weight-complex="normal"/>
    </style:style>
    <style:style style:name="P240" style:family="paragraph" style:parent-style-name="Standard" style:list-style-name="L13">
      <style:text-properties officeooo:rsid="0034dfd0" officeooo:paragraph-rsid="0034dfd0"/>
    </style:style>
    <style:style style:name="P241" style:family="paragraph" style:parent-style-name="Standard" style:list-style-name="L14">
      <style:text-properties officeooo:rsid="0039bf20" officeooo:paragraph-rsid="0039bf20"/>
    </style:style>
    <style:style style:name="P242" style:family="paragraph" style:parent-style-name="Standard" style:list-style-name="L14">
      <style:text-properties officeooo:rsid="0039bf20" officeooo:paragraph-rsid="00fea319"/>
    </style:style>
    <style:style style:name="P243" style:family="paragraph" style:parent-style-name="Standard" style:list-style-name="L14">
      <style:text-properties officeooo:rsid="003be1bf" officeooo:paragraph-rsid="003be1bf"/>
    </style:style>
    <style:style style:name="P244" style:family="paragraph" style:parent-style-name="Standard" style:list-style-name="L14">
      <style:text-properties officeooo:rsid="003be1bf" officeooo:paragraph-rsid="00fea319"/>
    </style:style>
    <style:style style:name="P245" style:family="paragraph" style:parent-style-name="Standard" style:list-style-name="L15">
      <style:text-properties officeooo:rsid="003be1bf" officeooo:paragraph-rsid="003be1bf"/>
    </style:style>
    <style:style style:name="P246" style:family="paragraph" style:parent-style-name="Standard" style:list-style-name="L14">
      <style:text-properties officeooo:rsid="0041004c" officeooo:paragraph-rsid="0041004c"/>
    </style:style>
    <style:style style:name="P247" style:family="paragraph" style:parent-style-name="Standard" style:list-style-name="L14">
      <style:text-properties officeooo:rsid="0041004c" officeooo:paragraph-rsid="00fea319"/>
    </style:style>
    <style:style style:name="P248" style:family="paragraph" style:parent-style-name="Standard" style:list-style-name="L14">
      <style:text-properties officeooo:rsid="004ccff6" officeooo:paragraph-rsid="004ccff6"/>
    </style:style>
    <style:style style:name="P249" style:family="paragraph" style:parent-style-name="Standard" style:list-style-name="L14">
      <style:text-properties officeooo:rsid="0043b333" officeooo:paragraph-rsid="0043b333"/>
    </style:style>
    <style:style style:name="P250" style:family="paragraph" style:parent-style-name="Standard" style:list-style-name="L14">
      <style:text-properties officeooo:rsid="0043b333" officeooo:paragraph-rsid="004a7c70"/>
    </style:style>
    <style:style style:name="P251" style:family="paragraph" style:parent-style-name="Standard" style:list-style-name="L14">
      <style:text-properties officeooo:rsid="0043b333" officeooo:paragraph-rsid="00fea319"/>
    </style:style>
    <style:style style:name="P252" style:family="paragraph" style:parent-style-name="Standard" style:list-style-name="L15">
      <style:text-properties officeooo:rsid="003e29dc" officeooo:paragraph-rsid="003e29dc"/>
    </style:style>
    <style:style style:name="P253" style:family="paragraph" style:parent-style-name="Standard" style:list-style-name="L16">
      <style:text-properties officeooo:rsid="002aed63" officeooo:paragraph-rsid="005011ee"/>
    </style:style>
    <style:style style:name="P254" style:family="paragraph" style:parent-style-name="Standard" style:list-style-name="L16">
      <style:text-properties officeooo:rsid="002b2f6f" officeooo:paragraph-rsid="005011ee"/>
    </style:style>
    <style:style style:name="P255" style:family="paragraph" style:parent-style-name="Standard" style:list-style-name="L17">
      <style:text-properties officeooo:paragraph-rsid="00512b8a"/>
    </style:style>
    <style:style style:name="P256" style:family="paragraph" style:parent-style-name="Standard" style:list-style-name="L17">
      <style:text-properties officeooo:rsid="00512b8a" officeooo:paragraph-rsid="00512b8a"/>
    </style:style>
    <style:style style:name="P257" style:family="paragraph" style:parent-style-name="Standard" style:list-style-name="L17">
      <style:text-properties officeooo:rsid="005195fe" officeooo:paragraph-rsid="00a95ae8"/>
    </style:style>
    <style:style style:name="P258" style:family="paragraph" style:parent-style-name="Standard" style:list-style-name="L17">
      <style:text-properties officeooo:rsid="005195fe" officeooo:paragraph-rsid="005195fe"/>
    </style:style>
    <style:style style:name="P259" style:family="paragraph" style:parent-style-name="Standard" style:list-style-name="L17">
      <style:text-properties officeooo:rsid="0052d138" officeooo:paragraph-rsid="0052d138"/>
    </style:style>
    <style:style style:name="P260" style:family="paragraph" style:parent-style-name="Standard" style:list-style-name="L17">
      <style:text-properties officeooo:rsid="0051e3a4" officeooo:paragraph-rsid="0051e3a4"/>
    </style:style>
    <style:style style:name="P261" style:family="paragraph" style:parent-style-name="Standard" style:list-style-name="L18">
      <style:text-properties officeooo:rsid="005758b2" officeooo:paragraph-rsid="005758b2"/>
    </style:style>
    <style:style style:name="P262" style:family="paragraph" style:parent-style-name="Standard" style:list-style-name="L21">
      <style:text-properties officeooo:rsid="005758b2" officeooo:paragraph-rsid="005758b2"/>
    </style:style>
    <style:style style:name="P263" style:family="paragraph" style:parent-style-name="Standard" style:list-style-name="L21">
      <style:text-properties officeooo:rsid="005758b2" officeooo:paragraph-rsid="006a5078"/>
    </style:style>
    <style:style style:name="P264" style:family="paragraph" style:parent-style-name="Standard" style:list-style-name="L20">
      <style:text-properties officeooo:rsid="005758b2" officeooo:paragraph-rsid="005758b2"/>
    </style:style>
    <style:style style:name="P265" style:family="paragraph" style:parent-style-name="Standard" style:list-style-name="L22">
      <style:text-properties officeooo:rsid="005758b2" officeooo:paragraph-rsid="005758b2"/>
    </style:style>
    <style:style style:name="P266" style:family="paragraph" style:parent-style-name="Standard" style:list-style-name="L23">
      <style:text-properties officeooo:rsid="005758b2" officeooo:paragraph-rsid="00690f49"/>
    </style:style>
    <style:style style:name="P267" style:family="paragraph" style:parent-style-name="Standard" style:list-style-name="L23">
      <style:text-properties officeooo:rsid="005758b2" officeooo:paragraph-rsid="006e64bf"/>
    </style:style>
    <style:style style:name="P268" style:family="paragraph" style:parent-style-name="Standard" style:list-style-name="L23">
      <style:text-properties officeooo:rsid="005758b2" officeooo:paragraph-rsid="00a07a52"/>
    </style:style>
    <style:style style:name="P269" style:family="paragraph" style:parent-style-name="Standard" style:list-style-name="L19">
      <style:text-properties officeooo:rsid="005bae40" officeooo:paragraph-rsid="005bae40"/>
    </style:style>
    <style:style style:name="P270" style:family="paragraph" style:parent-style-name="Standard" style:list-style-name="L20">
      <style:text-properties officeooo:rsid="005fad0a" officeooo:paragraph-rsid="005fad0a"/>
    </style:style>
    <style:style style:name="P271" style:family="paragraph" style:parent-style-name="Standard" style:list-style-name="L20">
      <style:text-properties officeooo:rsid="005e439d" officeooo:paragraph-rsid="006acf19"/>
    </style:style>
    <style:style style:name="P272" style:family="paragraph" style:parent-style-name="Standard" style:list-style-name="L20">
      <style:text-properties officeooo:rsid="005e439d" officeooo:paragraph-rsid="00a43ae3"/>
    </style:style>
    <style:style style:name="P273" style:family="paragraph" style:parent-style-name="Standard" style:list-style-name="L23">
      <style:text-properties officeooo:rsid="005e439d" officeooo:paragraph-rsid="00690f49"/>
    </style:style>
    <style:style style:name="P274" style:family="paragraph" style:parent-style-name="Standard" style:list-style-name="L20">
      <style:text-properties officeooo:rsid="00a43ae3" officeooo:paragraph-rsid="00a43ae3"/>
    </style:style>
    <style:style style:name="P275" style:family="paragraph" style:parent-style-name="Standard" style:list-style-name="L21">
      <style:text-properties officeooo:rsid="0062271a" officeooo:paragraph-rsid="006acf19"/>
    </style:style>
    <style:style style:name="P276" style:family="paragraph" style:parent-style-name="Standard" style:list-style-name="L22">
      <style:text-properties officeooo:rsid="0058c3e7" officeooo:paragraph-rsid="0058c3e7"/>
    </style:style>
    <style:style style:name="P277" style:family="paragraph" style:parent-style-name="Standard" style:list-style-name="L22">
      <style:text-properties officeooo:rsid="006ce341" officeooo:paragraph-rsid="006ce341"/>
    </style:style>
    <style:style style:name="P278" style:family="paragraph" style:parent-style-name="Standard" style:list-style-name="L23">
      <style:text-properties officeooo:rsid="00a1a6fd" officeooo:paragraph-rsid="00a1a6fd"/>
    </style:style>
    <style:style style:name="P279" style:family="paragraph" style:parent-style-name="Standard" style:list-style-name="L23">
      <style:text-properties officeooo:rsid="0089664a" officeooo:paragraph-rsid="0089664a"/>
    </style:style>
    <style:style style:name="P280" style:family="paragraph" style:parent-style-name="Standard" style:list-style-name="L33">
      <style:text-properties officeooo:rsid="0089664a" officeooo:paragraph-rsid="0089664a"/>
    </style:style>
    <style:style style:name="P281" style:family="paragraph" style:parent-style-name="Standard" style:list-style-name="L23">
      <style:text-properties officeooo:rsid="005d86d0" officeooo:paragraph-rsid="005758b2"/>
    </style:style>
    <style:style style:name="P282" style:family="paragraph" style:parent-style-name="Standard" style:list-style-name="L23">
      <style:text-properties officeooo:rsid="0067b928" officeooo:paragraph-rsid="0067b928"/>
    </style:style>
    <style:style style:name="P283" style:family="paragraph" style:parent-style-name="Standard" style:list-style-name="L24">
      <style:text-properties officeooo:rsid="006e64bf" officeooo:paragraph-rsid="006e64bf"/>
    </style:style>
    <style:style style:name="P284" style:family="paragraph" style:parent-style-name="Standard" style:list-style-name="L24">
      <style:text-properties officeooo:rsid="006a5078" officeooo:paragraph-rsid="006a5078"/>
    </style:style>
    <style:style style:name="P285" style:family="paragraph" style:parent-style-name="Standard" style:list-style-name="L25">
      <style:text-properties officeooo:rsid="007004f0" officeooo:paragraph-rsid="007004f0"/>
    </style:style>
    <style:style style:name="P286" style:family="paragraph" style:parent-style-name="Standard" style:list-style-name="L26">
      <style:text-properties officeooo:rsid="007004f0" officeooo:paragraph-rsid="00744a4d"/>
    </style:style>
    <style:style style:name="P287" style:family="paragraph" style:parent-style-name="Standard" style:list-style-name="L26">
      <style:text-properties officeooo:rsid="00744a4d" officeooo:paragraph-rsid="00744a4d"/>
    </style:style>
    <style:style style:name="P288" style:family="paragraph" style:parent-style-name="Standard" style:list-style-name="L27">
      <style:text-properties officeooo:paragraph-rsid="0077ca79"/>
    </style:style>
    <style:style style:name="P289" style:family="paragraph" style:parent-style-name="Standard" style:list-style-name="L27">
      <style:text-properties officeooo:rsid="0077ca79" officeooo:paragraph-rsid="0077ca79"/>
    </style:style>
    <style:style style:name="P290" style:family="paragraph" style:parent-style-name="Standard" style:list-style-name="L27">
      <style:text-properties officeooo:rsid="0079b577" officeooo:paragraph-rsid="0079b577"/>
    </style:style>
    <style:style style:name="P291" style:family="paragraph" style:parent-style-name="Standard" style:list-style-name="L28">
      <style:text-properties officeooo:rsid="0079dab1" officeooo:paragraph-rsid="0079dab1"/>
    </style:style>
    <style:style style:name="P292" style:family="paragraph" style:parent-style-name="Standard" style:list-style-name="L29">
      <style:text-properties officeooo:rsid="008269ad" officeooo:paragraph-rsid="0080409e"/>
    </style:style>
    <style:style style:name="P293" style:family="paragraph" style:parent-style-name="Standard" style:list-style-name="L30">
      <style:text-properties officeooo:rsid="0085ea69" officeooo:paragraph-rsid="0085ea69"/>
    </style:style>
    <style:style style:name="P294" style:family="paragraph" style:parent-style-name="Standard" style:list-style-name="L34">
      <style:text-properties officeooo:rsid="0085ea69" officeooo:paragraph-rsid="00930fe7"/>
    </style:style>
    <style:style style:name="P295" style:family="paragraph" style:parent-style-name="Standard" style:list-style-name="L30">
      <style:text-properties officeooo:rsid="0080409e" officeooo:paragraph-rsid="008336a4"/>
    </style:style>
    <style:style style:name="P296" style:family="paragraph" style:parent-style-name="Standard" style:list-style-name="L31">
      <style:text-properties officeooo:rsid="0080409e" officeooo:paragraph-rsid="0080409e"/>
    </style:style>
    <style:style style:name="P297" style:family="paragraph" style:parent-style-name="Standard" style:list-style-name="L30">
      <style:text-properties officeooo:rsid="008336a4" officeooo:paragraph-rsid="008336a4"/>
    </style:style>
    <style:style style:name="P298" style:family="paragraph" style:parent-style-name="Standard" style:list-style-name="L32">
      <style:text-properties officeooo:rsid="008336a4" officeooo:paragraph-rsid="008336a4"/>
    </style:style>
    <style:style style:name="P299" style:family="paragraph" style:parent-style-name="Standard" style:list-style-name="L33">
      <style:text-properties officeooo:rsid="008336a4" officeooo:paragraph-rsid="008336a4"/>
    </style:style>
    <style:style style:name="P300" style:family="paragraph" style:parent-style-name="Standard" style:list-style-name="L37">
      <style:text-properties officeooo:rsid="008336a4" officeooo:paragraph-rsid="008336a4"/>
    </style:style>
    <style:style style:name="P301" style:family="paragraph" style:parent-style-name="Standard" style:list-style-name="L37">
      <style:text-properties officeooo:rsid="008336a4" officeooo:paragraph-rsid="009b04e5"/>
    </style:style>
    <style:style style:name="P302" style:family="paragraph" style:parent-style-name="Standard" style:list-style-name="L30">
      <style:text-properties officeooo:rsid="0087e2dc" officeooo:paragraph-rsid="0087e2dc"/>
    </style:style>
    <style:style style:name="P303" style:family="paragraph" style:parent-style-name="Standard" style:list-style-name="L31">
      <style:text-properties officeooo:rsid="008392b4" officeooo:paragraph-rsid="008392b4"/>
    </style:style>
    <style:style style:name="P304" style:family="paragraph" style:parent-style-name="Standard" style:list-style-name="L33">
      <style:text-properties officeooo:rsid="008392b4" officeooo:paragraph-rsid="008392b4"/>
    </style:style>
    <style:style style:name="P305" style:family="paragraph" style:parent-style-name="Standard" style:list-style-name="L33">
      <style:text-properties officeooo:rsid="008392b4" officeooo:paragraph-rsid="00930fe7"/>
    </style:style>
    <style:style style:name="P306" style:family="paragraph" style:parent-style-name="Standard" style:list-style-name="L31">
      <style:text-properties officeooo:rsid="0082ef1d" officeooo:paragraph-rsid="0082ef1d"/>
    </style:style>
    <style:style style:name="P307" style:family="paragraph" style:parent-style-name="Standard" style:list-style-name="L34">
      <style:text-properties officeooo:paragraph-rsid="00930fe7"/>
    </style:style>
    <style:style style:name="P308" style:family="paragraph" style:parent-style-name="Standard" style:list-style-name="L35">
      <style:text-properties officeooo:paragraph-rsid="00930fe7"/>
    </style:style>
    <style:style style:name="P309" style:family="paragraph" style:parent-style-name="Standard" style:list-style-name="L33">
      <style:text-properties officeooo:rsid="0089ae9c" officeooo:paragraph-rsid="0089ae9c"/>
    </style:style>
    <style:style style:name="P310" style:family="paragraph" style:parent-style-name="Standard" style:list-style-name="L33">
      <style:text-properties officeooo:rsid="0089ae9c" officeooo:paragraph-rsid="009454d4"/>
    </style:style>
    <style:style style:name="P311" style:family="paragraph" style:parent-style-name="Standard" style:list-style-name="L33">
      <style:text-properties officeooo:rsid="00913785" officeooo:paragraph-rsid="00913785"/>
    </style:style>
    <style:style style:name="P312" style:family="paragraph" style:parent-style-name="Standard" style:list-style-name="L33">
      <style:text-properties officeooo:rsid="00907f97" officeooo:paragraph-rsid="00907f97"/>
    </style:style>
    <style:style style:name="P313" style:family="paragraph" style:parent-style-name="Standard" style:list-style-name="L36">
      <style:text-properties officeooo:rsid="00907f97" officeooo:paragraph-rsid="00907f97"/>
    </style:style>
    <style:style style:name="P314" style:family="paragraph" style:parent-style-name="Standard" style:list-style-name="L36">
      <style:text-properties officeooo:paragraph-rsid="00907f97"/>
    </style:style>
    <style:style style:name="P315" style:family="paragraph" style:parent-style-name="Standard" style:list-style-name="L37">
      <style:text-properties officeooo:rsid="0099944a" officeooo:paragraph-rsid="009b04e5"/>
    </style:style>
    <style:style style:name="P316" style:family="paragraph" style:parent-style-name="Standard" style:list-style-name="L38">
      <style:text-properties officeooo:rsid="00ad094e" officeooo:paragraph-rsid="00ad094e"/>
    </style:style>
    <style:style style:name="P317" style:family="paragraph" style:parent-style-name="Standard" style:list-style-name="L38">
      <style:text-properties officeooo:rsid="00ad094e" officeooo:paragraph-rsid="00ada181"/>
    </style:style>
    <style:style style:name="P318" style:family="paragraph" style:parent-style-name="Standard" style:list-style-name="L39">
      <style:text-properties officeooo:rsid="00ad094e" officeooo:paragraph-rsid="00ad094e"/>
    </style:style>
    <style:style style:name="P319" style:family="paragraph" style:parent-style-name="Standard" style:list-style-name="L40">
      <style:text-properties officeooo:rsid="00b7d5fe" officeooo:paragraph-rsid="00b7d5fe"/>
    </style:style>
    <style:style style:name="P320" style:family="paragraph" style:parent-style-name="Standard" style:list-style-name="L41">
      <style:text-properties officeooo:rsid="00b837c4" officeooo:paragraph-rsid="00b837c4"/>
    </style:style>
    <style:style style:name="P321" style:family="paragraph" style:parent-style-name="Standard" style:list-style-name="L42">
      <style:text-properties officeooo:rsid="00b6cec8" officeooo:paragraph-rsid="00b6cec8"/>
    </style:style>
    <style:style style:name="P322" style:family="paragraph" style:parent-style-name="Standard" style:list-style-name="L43">
      <style:text-properties officeooo:rsid="00d24909" officeooo:paragraph-rsid="00d24909"/>
    </style:style>
    <style:style style:name="P323" style:family="paragraph" style:parent-style-name="Standard" style:list-style-name="L44">
      <style:text-properties officeooo:rsid="00d375c5" officeooo:paragraph-rsid="00d375c5"/>
    </style:style>
    <style:style style:name="P324" style:family="paragraph" style:parent-style-name="Standard" style:list-style-name="L44">
      <style:text-properties officeooo:rsid="00d375c5" officeooo:paragraph-rsid="011f4168"/>
    </style:style>
    <style:style style:name="P325" style:family="paragraph" style:parent-style-name="Standard" style:list-style-name="L44">
      <style:text-properties fo:font-weight="bold" officeooo:rsid="00d375c5" officeooo:paragraph-rsid="00d375c5" style:font-weight-asian="bold" style:font-weight-complex="bold"/>
    </style:style>
    <style:style style:name="P326" style:family="paragraph" style:parent-style-name="Standard" style:list-style-name="L14">
      <style:text-properties fo:font-weight="bold" officeooo:rsid="0039bf20" officeooo:paragraph-rsid="00fea319" style:font-weight-asian="bold" style:font-weight-complex="bold"/>
    </style:style>
    <style:style style:name="P327" style:family="paragraph" style:parent-style-name="Standard" style:list-style-name="L14">
      <style:text-properties fo:font-weight="bold" officeooo:rsid="0100c76d" officeooo:paragraph-rsid="0100c76d" style:font-weight-asian="bold" style:font-weight-complex="bold"/>
    </style:style>
    <style:style style:name="P328" style:family="paragraph" style:parent-style-name="Standard" style:list-style-name="L14">
      <style:text-properties fo:font-weight="bold" officeooo:rsid="0041004c" officeooo:paragraph-rsid="00fea319" style:font-weight-asian="bold" style:font-weight-complex="bold"/>
    </style:style>
    <style:style style:name="P329" style:family="paragraph" style:parent-style-name="Standard" style:list-style-name="L14">
      <style:text-properties fo:font-weight="bold" officeooo:rsid="004ccff6" officeooo:paragraph-rsid="00fea319" style:font-weight-asian="bold" style:font-weight-complex="bold"/>
    </style:style>
    <style:style style:name="P330"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331"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332"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333"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334"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c793d" style:text-blinking="false" style:font-size-asian="10.5pt" style:font-size-complex="12pt"/>
    </style:style>
    <style:style style:name="P335"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e26f8" style:text-blinking="false" style:font-size-asian="10.5pt" style:font-size-complex="12pt"/>
    </style:style>
    <style:style style:name="P336" style:family="paragraph" style:parent-style-name="Standard" style:list-style-name="L48">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337" style:family="paragraph" style:parent-style-name="Standard" style:list-style-name="L49">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338" style:family="paragraph" style:parent-style-name="Standard" style:list-style-name="L50">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339" style:family="paragraph" style:parent-style-name="Standard" style:list-style-name="L51">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340"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341" style:family="paragraph" style:parent-style-name="Standard" style:list-style-name="L46">
      <style:text-properties fo:font-variant="normal" fo:text-transform="none" style:text-line-through-style="none" style:text-line-through-type="none" style:font-name="Slack-Lato" fo:font-size="11.25pt" fo:letter-spacing="normal" fo:font-style="normal" style:text-underline-style="none" fo:font-weight="normal" officeooo:rsid="010bb800" officeooo:paragraph-rsid="014d1806" style:text-blinking="false" style:font-size-asian="10.5pt" style:font-size-complex="12pt"/>
    </style:style>
    <style:style style:name="P342"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ccd4c" officeooo:paragraph-rsid="014ccd4c" style:text-blinking="false" style:font-size-asian="10.5pt" style:font-size-complex="12pt"/>
    </style:style>
    <style:style style:name="P34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87417" officeooo:paragraph-rsid="0155bfe0" style:text-blinking="false" style:font-size-asian="10.5pt" style:font-size-complex="12pt"/>
    </style:style>
    <style:style style:name="P34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0be52" style:text-blinking="false" style:font-size-asian="10.5pt" style:font-size-complex="12pt"/>
    </style:style>
    <style:style style:name="P34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15e3" officeooo:paragraph-rsid="016115e3" style:text-blinking="false" style:font-size-asian="10.5pt" style:font-size-complex="12pt"/>
    </style:style>
    <style:style style:name="P34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e770" officeooo:paragraph-rsid="0161e770" style:text-blinking="false" style:font-size-asian="10.5pt" style:font-size-complex="12pt"/>
    </style:style>
    <style:style style:name="P34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3588b" officeooo:paragraph-rsid="0163588b" style:text-blinking="false" style:font-size-asian="10.5pt" style:font-size-complex="12pt"/>
    </style:style>
    <style:style style:name="P34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0be52" officeooo:paragraph-rsid="0160be52" style:text-blinking="false" style:font-size-asian="10.5pt" style:font-weight-asian="bold" style:font-size-complex="12pt" style:font-weight-complex="bold"/>
    </style:style>
    <style:style style:name="P349" style:family="paragraph" style:parent-style-name="Standard" style:list-style-name="L14">
      <style:text-properties officeooo:rsid="0100c76d" officeooo:paragraph-rsid="0100c76d"/>
    </style:style>
    <style:style style:name="P350" style:family="paragraph" style:parent-style-name="Standard" style:list-style-name="L14">
      <style:text-properties officeooo:rsid="00ff462b" officeooo:paragraph-rsid="00ff462b"/>
    </style:style>
    <style:style style:name="P351" style:family="paragraph" style:parent-style-name="Standard" style:list-style-name="L46">
      <style:text-properties officeooo:rsid="01071997" officeooo:paragraph-rsid="01071997"/>
    </style:style>
    <style:style style:name="P352" style:family="paragraph" style:parent-style-name="Standard" style:list-style-name="L46">
      <style:text-properties officeooo:rsid="01071997" officeooo:paragraph-rsid="010a032d"/>
    </style:style>
    <style:style style:name="P353" style:family="paragraph" style:parent-style-name="Standard" style:list-style-name="L46">
      <style:text-properties officeooo:rsid="01071997" officeooo:paragraph-rsid="014d1806"/>
    </style:style>
    <style:style style:name="P354" style:family="paragraph" style:parent-style-name="Standard" style:list-style-name="L46">
      <style:text-properties officeooo:rsid="01042038" officeooo:paragraph-rsid="01071997"/>
    </style:style>
    <style:style style:name="P355" style:family="paragraph" style:parent-style-name="Standard" style:list-style-name="L46">
      <style:text-properties officeooo:rsid="01042038" officeooo:paragraph-rsid="014d1806"/>
    </style:style>
    <style:style style:name="P356" style:family="paragraph" style:parent-style-name="Standard" style:list-style-name="L46">
      <style:text-properties officeooo:rsid="0109221d" officeooo:paragraph-rsid="010bb800"/>
    </style:style>
    <style:style style:name="P357" style:family="paragraph" style:parent-style-name="Standard" style:list-style-name="L46">
      <style:text-properties officeooo:rsid="0109221d" officeooo:paragraph-rsid="014d1806"/>
    </style:style>
    <style:style style:name="P358" style:family="paragraph" style:parent-style-name="Standard" style:list-style-name="L46">
      <style:text-properties officeooo:rsid="010bb800" officeooo:paragraph-rsid="010bb800"/>
    </style:style>
    <style:style style:name="P359" style:family="paragraph" style:parent-style-name="Text_20_body" style:list-style-name="L33">
      <style:text-properties officeooo:rsid="008392b4" officeooo:paragraph-rsid="0085ea69"/>
    </style:style>
    <style:style style:name="P360" style:family="paragraph" style:parent-style-name="Text_20_body" style:list-style-name="L1">
      <style:paragraph-properties fo:margin-left="0.6772in" fo:margin-right="0in" fo:margin-top="0in" fo:margin-bottom="0in" loext:contextual-spacing="false" fo:text-indent="0in" style:auto-text-indent="false" fo:padding="0in" fo:border="none"/>
    </style:style>
    <style:style style:name="P361" style:family="paragraph" style:parent-style-name="Text_20_body" style:list-style-name="L1">
      <style:paragraph-properties fo:margin-left="0.6772in" fo:margin-right="0in" fo:margin-top="0in" fo:margin-bottom="0in" loext:contextual-spacing="false" fo:text-indent="0in" style:auto-text-indent="false" fo:padding="0in" fo:border="none"/>
      <style:text-properties style:language-asian="en" style:country-asian="US" loext:padding="0in"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in" loext:border="none"/>
    </style:style>
    <style:style style:name="T6" style:family="text">
      <style:text-properties style:language-asian="en" style:country-asian="US" loext:padding="0in"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fo:font-variant="normal" fo:text-transform="none" style:text-line-through-style="none" style:text-line-through-type="none" style:font-name="Slack-Lato" fo:font-size="11.25pt" fo:letter-spacing="normal" fo:font-style="normal" style:text-underline-style="none" fo:font-weight="normal" officeooo:rsid="0155bfe0" style:text-blinking="false" style:font-size-asian="10.5pt" style:font-size-complex="12pt"/>
    </style:style>
    <style:style style:name="T68" style:family="text">
      <style:text-properties fo:font-variant="normal" fo:text-transform="none" style:text-line-through-style="none" style:text-line-through-type="none" style:font-name="Slack-Lato" fo:font-size="11.25pt" fo:letter-spacing="normal" fo:font-style="normal" style:text-underline-style="none" fo:font-weight="normal" officeooo:rsid="01587417" style:text-blinking="false" style:font-size-asian="10.5pt" style:font-size-complex="12pt"/>
    </style:style>
    <style:style style:name="T69" style:family="text">
      <style:text-properties fo:font-variant="normal" fo:text-transform="none" style:text-line-through-style="none" style:text-line-through-type="none" style:font-name="Slack-Lato" fo:font-size="11.25pt" fo:letter-spacing="normal" fo:font-style="normal" style:text-underline-style="none" fo:font-weight="normal" officeooo:rsid="015af4e1" style:text-blinking="false" style:font-size-asian="10.5pt" style:font-size-complex="12pt"/>
    </style:style>
    <style:style style:name="T70" style:family="text">
      <style:text-properties fo:font-variant="normal" fo:text-transform="none" style:text-line-through-style="none" style:text-line-through-type="none" style:font-name="Slack-Lato" fo:font-size="11.25pt" fo:letter-spacing="normal" fo:font-style="normal" style:text-underline-style="none" fo:font-weight="normal" officeooo:rsid="015bced7" style:text-blinking="false" style:font-size-asian="10.5pt" style:font-size-complex="12pt"/>
    </style:style>
    <style:style style:name="T71" style:family="text">
      <style:text-properties officeooo:rsid="00ef5ebd"/>
    </style:style>
    <style:style style:name="T72" style:family="text">
      <style:text-properties officeooo:rsid="00f298d9"/>
    </style:style>
    <style:style style:name="T73" style:family="text">
      <style:text-properties officeooo:rsid="00fea319"/>
    </style:style>
    <style:style style:name="T74" style:family="text">
      <style:text-properties officeooo:rsid="0100c76d"/>
    </style:style>
    <style:style style:name="T75" style:family="text">
      <style:text-properties officeooo:rsid="01071997"/>
    </style:style>
    <style:style style:name="T76" style:family="text">
      <style:text-properties officeooo:rsid="0109221d"/>
    </style:style>
    <style:style style:name="T77" style:family="text">
      <style:text-properties officeooo:rsid="01102fae"/>
    </style:style>
    <style:style style:name="T78" style:family="text">
      <style:text-properties officeooo:rsid="01110245"/>
    </style:style>
    <style:style style:name="T79" style:family="text">
      <style:text-properties officeooo:rsid="0112167c"/>
    </style:style>
    <style:style style:name="T80" style:family="text">
      <style:text-properties officeooo:rsid="0113ca32"/>
    </style:style>
    <style:style style:name="T81" style:family="text">
      <style:text-properties officeooo:rsid="0115554d"/>
    </style:style>
    <style:style style:name="T82" style:family="text">
      <style:text-properties officeooo:rsid="011900c0"/>
    </style:style>
    <style:style style:name="T83" style:family="text">
      <style:text-properties officeooo:rsid="011dbf00"/>
    </style:style>
    <style:style style:name="T84" style:family="text">
      <style:text-properties officeooo:rsid="011e3908"/>
    </style:style>
    <style:style style:name="T85" style:family="text">
      <style:text-properties officeooo:rsid="011f3c76"/>
    </style:style>
    <style:style style:name="T86" style:family="text">
      <style:text-properties officeooo:rsid="0120ec87"/>
    </style:style>
    <style:style style:name="T87" style:family="text">
      <style:text-properties officeooo:rsid="0122ba9a"/>
    </style:style>
    <style:style style:name="T88" style:family="text">
      <style:text-properties officeooo:rsid="01335e17"/>
    </style:style>
    <style:style style:name="T89" style:family="text">
      <style:text-properties officeooo:rsid="01351210"/>
    </style:style>
    <style:style style:name="T90" style:family="text">
      <style:text-properties officeooo:rsid="0136cb30"/>
    </style:style>
    <style:style style:name="T91" style:family="text">
      <style:text-properties officeooo:rsid="013cab59"/>
    </style:style>
    <style:style style:name="T92" style:family="text">
      <style:text-properties officeooo:rsid="013f36ef"/>
    </style:style>
    <style:style style:name="T93" style:family="text">
      <style:text-properties officeooo:rsid="014beb9e"/>
    </style:style>
    <style:style style:name="T94" style:family="text">
      <style:text-properties officeooo:rsid="014ccd4c"/>
    </style:style>
    <style:style style:name="T95" style:family="text">
      <style:text-properties officeooo:rsid="01500cda"/>
    </style:style>
    <style:style style:name="T96" style:family="text">
      <style:text-properties officeooo:rsid="01505045"/>
    </style:style>
    <style:style style:name="T97" style:family="text">
      <style:text-properties officeooo:rsid="015d906f"/>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7">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2">-왜 비디오가 계속 만들어지고 있는거지?-&gt;아마 다른 응용논문의 허브 논문으로 작용하고 있기 때문에?-&gt;키워드 논문이 계속 만들어진다는건 피인용수의 증가 중임을 나타내는가?</text:p>
      <text:p text:style-name="P72">-url언급 비디오의 채널은 논문에 가까운 사람인가?(출판사, 연구팀, …)</text:p>
      <text:p text:style-name="P72">-YT만의 역할은?-&gt;다른 SNS의 효과에 대해서도 확인</text:p>
      <text:p text:style-name="P72">-포인트: 발아를 초기에 발견하는것? 아니면 논문의 확산을 검출하는것?</text:p>
      <text:p text:style-name="P72">-비디오가 게재되는 플랫폼도 중요: 대충 올리면 뷰카운트가 거의. 좋은 플랫폼에 올리면 논문 다운로드 수보다 많이 나올수도.</text:p>
      <text:p text:style-name="P7"/>
      <text:p text:style-name="P10">200507</text:p>
      <text:p text:style-name="P215"><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6158580649926116781" text:style-name="L1">
        <text:list-item>
          <text:p text:style-name="P360"><text:span text:style-name="T6">解説ビデオの論文に対して、</text:span><text:span text:style-name="T5">Twitter</text:span><text:span text:style-name="T6">の動向を分析する​</text:span></text:p>
        </text:list-item>
        <text:list-item>
          <text:p text:style-name="P361">解説ビデオの定義・「盛り上がり」の計測が課題</text:p>
        </text:list-item>
      </text:list>
      <text:p text:style-name="P38">1. altmetric it!에서 트위터 웹크롤링 자동화</text:p>
      <text:p text:style-name="P38">1.1 altmetric상의 논문 식별 번호를 자동화 불가능??</text:p>
      <text:p text:style-name="P38">(2 비디오 웹크롤링-&gt;수집하고있는 비디오 범위에 대해 고찰)</text:p>
      <text:p text:style-name="P38"/>
      <text:p text:style-name="P11">200518</text:p>
      <text:p text:style-name="P39">0논문/1Citation/2YT/3Twitter</text:p>
      <text:p text:style-name="P39"/>
      <text:p text:style-name="P39">2+3: 어느쪽이 먼저 등장하는가? 시기상 유의한 관계성이 있는가?</text:p>
      <text:p text:style-name="P39">1+2: 상관관계:</text:p>
      <text:p text:style-name="P39"><text:tab/>1) 동시</text:p>
      <text:p text:style-name="P39"><text:tab/>2) 시간차 ex YT(2015) Citation(2017)</text:p>
      <text:p text:style-name="P41">0: 키 논문 vs 파생형 논문</text:p>
      <text:p text:style-name="P41">2: 인기채널vs비인기채널</text:p>
      <text:p text:style-name="P42">2: 편집컨텐츠vs라이브</text:p>
      <text:p text:style-name="P43"/>
      <text:p text:style-name="P44">피인용 데이터 없이 일단 분석</text:p>
      <text:p text:style-name="P44">[science communication에 있어서 유튜브의 영향이 있다]</text:p>
      <text:p text:style-name="P44"><text:soft-page-break/>ex) YT컨텐츠 증가</text:p>
      <text:p text:style-name="P44">→ 트윗 증가 / 긍정적 트윗 증가 / 오리지널 트윗 증가</text:p>
      <text:p text:style-name="P44"/>
      <text:p text:style-name="P12">200519</text:p>
      <text:p text:style-name="P48">0. 데이터 수집</text:p>
      <text:p text:style-name="P51">논문 데이터셋 예시:</text:p>
      <text:list xml:id="list7524204894880427741" text:style-name="L2">
        <text:list-item>
          <text:p text:style-name="P221">cs.LG 19.01~19.03 → <text:s/>발표 후 1년 간 동향 관찰에 적합</text:p>
          <text:list>
            <text:list-item>
              <text:p text:style-name="P222"><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6">채널 데이터셋 예시:</text:p>
      <text:list xml:id="list6635589439708669220" text:style-name="L3">
        <text:list-item>
          <text:p text:style-name="P223">논문 데이터셋으로 전체 검색(;)</text:p>
        </text:list-item>
        <text:list-item>
          <text:p text:style-name="P223">유명 ai채널?</text:p>
          <text:list>
            <text:list-item>
              <text:p text:style-name="P223">예를들어, 논문 데이터셋 내의 arxiv url 언급 컨텐츠가 n개 이상</text:p>
              <text:list>
                <text:list-item>
                  <text:p text:style-name="P225">+내용이 논문 해설 비디오</text:p>
                </text:list-item>
                <text:list-item>
                  <text:p text:style-name="P223">논문 데이터셋에 분야/기간이 있다면, 해당 채널의 분야에 대한 관심도 지표의 추이 측정 가능</text:p>
                </text:list-item>
              </text:list>
            </text:list-item>
            <text:list-item>
              <text:p text:style-name="P223">+ (구독자 수, 뷰 수… / 운영일) &gt; m</text:p>
            </text:list-item>
          </text:list>
        </text:list-item>
      </text:list>
      <text:p text:style-name="P46">비디오 데이터셋 예시</text:p>
      <text:list xml:id="list8075337428602708965" text:style-name="L4">
        <text:list-item>
          <text:p text:style-name="P224">논문 데이터셋으로 전체 검색(;)</text:p>
        </text:list-item>
        <text:list-item>
          <text:p text:style-name="P224">채널 데이터셋에서 논문 관련 컨텐츠 검색</text:p>
          <text:list>
            <text:list-item>
              <text:p text:style-name="P224">키워드 → 프리프린트엔 키워드 없음…</text:p>
            </text:list-item>
            <text:list-item>
              <text:p text:style-name="P226">url</text:p>
            </text:list-item>
            <text:list-item>
              <text:p text:style-name="P226">타이틀 그대로</text:p>
            </text:list-item>
          </text:list>
        </text:list-item>
      </text:list>
      <text:p text:style-name="P50">인용 데이터셋 예시</text:p>
      <text:list xml:id="list326397847150974968" text:style-name="L5">
        <text:list-item>
          <text:p text:style-name="P227">arxiv→Semantic Scholar API</text:p>
        </text:list-item>
      </text:list>
      <text:list xml:id="list2280943221115554444" text:style-name="L6">
        <text:list-item>
          <text:list>
            <text:list-item>
              <text:p text:style-name="P230"><text:a xlink:type="simple" xlink:href="https://api.semanticscholar.org/" text:style-name="Internet_20_link" text:visited-style-name="Visited_20_Internet_20_Link">https://api.semanticscholar.org/</text:a></text:p>
            </text:list-item>
            <text:list-item>
              <text:p text:style-name="P228">Accessible Paper Identifiers and Examples:</text:p>
            </text:list-item>
          </text:list>
        </text:list-item>
      </text:list>
      <text:list xml:id="list7881850992030358097" text:style-name="L7">
        <text:list-item>
          <text:list>
            <text:list-item>
              <text:list>
                <text:list-item>
                  <text:p text:style-name="P229">S2 Paper ID : https://api.semanticscholar.org/v1/paper/0796f6cd7f0403a854d67d525e9b32af3b277331</text:p>
                </text:list-item>
                <text:list-item>
                  <text:p text:style-name="P229">DOI : https://api.semanticscholar.org/v1/paper/10.1038/nrn3241</text:p>
                </text:list-item>
                <text:list-item>
                  <text:p text:style-name="P229">ArXiv ID : https://api.semanticscholar.org/v1/paper/arXiv:1705.10311</text:p>
                </text:list-item>
                <text:list-item>
                  <text:p text:style-name="P229">MAG ID : https://api.semanticscholar.org/v1/paper/MAG:112218234</text:p>
                </text:list-item>
                <text:list-item>
                  <text:p text:style-name="P229">ACL ID : https://api.semanticscholar.org/v1/paper/ACL:W12-3903</text:p>
                </text:list-item>
                <text:list-item>
                  <text:p text:style-name="P229">PubMed ID : https://api.semanticscholar.org/v1/paper/PMID:19872477</text:p>
                </text:list-item>
                <text:list-item>
                  <text:p text:style-name="P229">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200423840140244" text:continue-list="list326397847150974968" text:style-name="L5">
        <text:list-item>
          <text:p text:style-name="P227">Semantic Scholar JSON→ Scopus (API?)에서 발행 날짜 수집</text:p>
        </text:list-item>
      </text:list>
      <text:p text:style-name="P49"/>
      <text:p text:style-name="P45"/>
      <text:p text:style-name="P12">1. 유튜브 비디오 통계(정성적)</text:p>
      <text:p text:style-name="P45">데이터셋 예시</text:p>
      <text:list xml:id="list8643359241983578748" text:style-name="L8">
        <text:list-item>
          <text:p text:style-name="P231">cs.ML분야 2016~2019</text:p>
          <text:list>
            <text:list-item>
              <text:p text:style-name="P231"><text:tab/></text:p>
            </text:list-item>
          </text:list>
        </text:list-item>
      </text:list>
      <text:p text:style-name="P45">기본 제공 속성</text:p>
      <text:list xml:id="list3279854094130946300" text:style-name="L9">
        <text:list-item>
          <text:p text:style-name="P232">-채널</text:p>
        </text:list-item>
        <text:list-item>
          <text:p text:style-name="P232">-길이</text:p>
        </text:list-item>
        <text:list-item>
          <text:p text:style-name="P234">-공개일</text:p>
        </text:list-item>
        <text:list-item>
          <text:p text:style-name="P234">-라이브스트리밍?</text:p>
        </text:list-item>
        <text:list-item>
          <text:p text:style-name="P234">-카운트(누계)</text:p>
        </text:list-item>
      </text:list>
      <text:p text:style-name="P40"><text:soft-page-break/>커스텀 속성</text:p>
      <text:list xml:id="list986858199067729534" text:style-name="L10">
        <text:list-item>
          <text:p text:style-name="P235">-유저 타입</text:p>
          <text:list>
            <text:list-item>
              <text:p text:style-name="P235">-개인</text:p>
              <text:list>
                <text:list-item>
                  <text:p text:style-name="P235">-일반인</text:p>
                </text:list-item>
                <text:list-item>
                  <text:p text:style-name="P235">-연구원</text:p>
                </text:list-item>
                <text:list-item>
                  <text:p text:style-name="P235">-전문가</text:p>
                </text:list-item>
                <text:list-item>
                  <text:p text:style-name="P235">-저널리스트</text:p>
                </text:list-item>
                <text:list-item>
                  <text:p text:style-name="P235">-기타</text:p>
                </text:list-item>
              </text:list>
            </text:list-item>
            <text:list-item>
              <text:p text:style-name="P235">-조직</text:p>
              <text:list>
                <text:list-item>
                  <text:p text:style-name="P235">-연구기관</text:p>
                </text:list-item>
                <text:list-item>
                  <text:p text:style-name="P235">-펀드</text:p>
                </text:list-item>
                <text:list-item>
                  <text:p text:style-name="P235">-시민 조직</text:p>
                </text:list-item>
                <text:list-item>
                  <text:p text:style-name="P235">-정부기관</text:p>
                </text:list-item>
                <text:list-item>
                  <text:p text:style-name="P235">-비즈니스</text:p>
                </text:list-item>
                <text:list-item>
                  <text:p text:style-name="P235">-미디어</text:p>
                </text:list-item>
                <text:list-item>
                  <text:p text:style-name="P235">-저널/출판</text:p>
                </text:list-item>
                <text:list-item>
                  <text:p text:style-name="P235">-기타</text:p>
                </text:list-item>
              </text:list>
            </text:list-item>
            <text:list-item>
              <text:p text:style-name="P235">-기타</text:p>
            </text:list-item>
          </text:list>
        </text:list-item>
        <text:list-item>
          <text:p text:style-name="P236">내용</text:p>
          <text:list>
            <text:list-item>
              <text:p text:style-name="P236">논문 해설</text:p>
              <text:list>
                <text:list-item>
                  <text:p text:style-name="P236">대상 논문 수:단수/복수</text:p>
                </text:list-item>
                <text:list-item>
                  <text:p text:style-name="P236">해설 강도:집중/간단</text:p>
                </text:list-item>
              </text:list>
            </text:list-item>
            <text:list-item>
              <text:p text:style-name="P236">대화/인터뷰</text:p>
            </text:list-item>
            <text:list-item>
              <text:p text:style-name="P236">일상</text:p>
            </text:list-item>
          </text:list>
        </text:list-item>
        <text:list-item>
          <text:p text:style-name="P236">커뮤니케이션</text:p>
          <text:list>
            <text:list-item>
              <text:p text:style-name="P236">코멘트</text:p>
              <text:list>
                <text:list-item>
                  <text:p text:style-name="P236">→ 유저 타입 통계</text:p>
                  <text:list>
                    <text:list-item>
                      <text:p text:style-name="P236">샘플 전체 <text:span text:style-name="T7">vs 대상 논문 분야별 비디오 전체(논문 해설 비디오 한정) vs 채널별 비디오 전체</text:span></text:p>
                    </text:list-item>
                    <text:list-item>
                      <text:p text:style-name="P236"/>
                    </text:list-item>
                  </text:list>
                </text:list-item>
              </text:list>
            </text:list-item>
          </text:list>
        </text:list-item>
      </text:list>
      <text:p text:style-name="P47"/>
      <text:p text:style-name="P47"/>
      <text:p text:style-name="P13">2. 유튜브와 트윗 간 상호작용</text:p>
      <text:list xml:id="list2976499100738183607" text:style-name="L11">
        <text:list-item>
          <text:p text:style-name="P238">비디오 유무 그룹에 대한 트윗 통계 차이</text:p>
        </text:list-item>
      </text:list>
      <text:list xml:id="list6897790013822425492" text:style-name="L12">
        <text:list-item>
          <text:p text:style-name="P237">()논문 데이터셋 대상 언급 비디오</text:p>
        </text:list-item>
        <text:list-item>
          <text:p text:style-name="P237">언급(혹은 집중 해설)비디오 대상 논문의 (같은 분야)전후 논문 <text:span text:style-name="T7">url취득</text:span></text:p>
        </text:list-item>
        <text:list-item>
          <text:p text:style-name="P233">url로 유튜브 전체 검색</text:p>
          <text:list>
            <text:list-item>
              <text:p text:style-name="P233">존재→ 그 이전(다음) 논문으로 시도</text:p>
            </text:list-item>
            <text:list-item>
              <text:p text:style-name="P233">비존재→ 논문 채택</text:p>
            </text:list-item>
          </text:list>
        </text:list-item>
        <text:list-item>
          <text:p text:style-name="P233">논문에 대해 altmetric twitter수집</text:p>
        </text:list-item>
        <text:list-item>
          <text:p text:style-name="P233">비디오 유 그룹과 무 그룹 간 트윗 통계 비교</text:p>
        </text:list-item>
      </text:list>
      <text:p text:style-name="P39"/>
      <text:p text:style-name="P14">200521</text:p>
      <text:p text:style-name="P55">논문 데이터셋→ 비디오 데이터셋 수집</text:p>
      <text:list xml:id="list4208612514159043780" text:style-name="L13">
        <text:list-item>
          <text:p text:style-name="P240">논문 url로 유튜브 전체 검색 → 비디오 수집</text:p>
        </text:list-item>
        <text:list-item>
          <text:p text:style-name="P240">논문 altmetric twitter수집</text:p>
        </text:list-item>
        <text:list-item>
          <text:p text:style-name="P240">논문을 비디오 유무 그룹으로 나눠서</text:p>
        </text:list-item>
        <text:list-item>
          <text:p text:style-name="P240"><text:soft-page-break/>(채널과 연결된 비디오(혹은 논문?) 수)</text:p>
        </text:list-item>
      </text:list>
      <text:p text:style-name="P55"/>
      <text:p text:style-name="P15">200525</text:p>
      <text:p text:style-name="P56">1.연구의 중요성</text:p>
      <text:p text:style-name="P56">1.1 altmetric연구의 연장? 왜소화가 걱정됨. 단순히 케이스 스터디로 고려되면 좀</text:p>
      <text:p text:style-name="P56">1.2 연구 과제로서 어필</text:p>
      <text:p text:style-name="P57">예를 들어 유튜브가 있어서 논문이 유명해진 사례같은 것</text:p>
      <text:p text:style-name="P54"/>
      <text:p text:style-name="P16">200531</text:p>
      <text:p text:style-name="P58">videos</text:p>
      <text:p text:style-name="P58">content</text:p>
      <text:list xml:id="list2221066539159306950" text:style-name="L14">
        <text:list-item>
          <text:p text:style-name="P241">paper_explanation: 대상 논문 해설을 예고/논문의 진척, 새로운 결과 등을 소개(/논문 저자)</text:p>
          <text:list>
            <text:list-item>
              <text:p text:style-name="P241">대상 논문 해설할 것을 예고, 논문 제목을 명시해야함</text:p>
            </text:list-item>
            <text:list-item>
              <text:p text:style-name="P241">논문 원문의 일부가 표시되어야 함</text:p>
            </text:list-item>
            <text:list-item>
              <text:p text:style-name="P241">논문을 그냥 읽는 것도 포함</text:p>
            </text:list-item>
            <text:list-item>
              <text:p text:style-name="P241">형식: 프레젠테이션, 판서, ...</text:p>
            </text:list-item>
            <text:list-item>
              <text:p text:style-name="P241">청중이 학술 관련자(학회 발표<text:span text:style-name="T9">)</text:span></text:p>
            </text:list-item>
          </text:list>
        </text:list-item>
        <text:list-item>
          <text:p text:style-name="P241">paper_supplementary: 논문 내에서 supplementary로 명시/description에서 supplementary, demo 등을 명시</text:p>
        </text:list-item>
        <text:list-item>
          <text:p text:style-name="P241">paper_application: 논문의 수법, 기술을 적용, 활용한 독자적인 결과 영상, 소개</text:p>
        </text:list-item>
        <text:list-item>
          <text:p text:style-name="P243">paper_assessment: (논문 소개 후에) 논문 평가가 주요 내용</text:p>
        </text:list-item>
        <text:list-item>
          <text:p text:style-name="P243">paper_reference: 주제의 일환으로 논문의 존재나 관련된 내용을 언급할 뿐, 논문의 해설되지 않음/영상 중 논문 언급이 없음/연구</text:p>
          <text:list>
            <text:list-item>
              <text:p text:style-name="P246">초두에 논문 해설할 것을 명시하지 않음</text:p>
            </text:list-item>
            <text:list-item>
              <text:p text:style-name="P248">description상에 reference로 명시되어 있음</text:p>
            </text:list-item>
            <text:list-item>
              <text:p text:style-name="P246">논문 언급 분량이 적음</text:p>
            </text:list-item>
            <text:list-item>
              <text:p text:style-name="P246">논문 본문이 표시될 수 있음</text:p>
            </text:list-item>
            <text:list-item>
              <text:p text:style-name="P246">프레젠테이션일수도 있음</text:p>
            </text:list-item>
          </text:list>
        </text:list-item>
        <text:list-item>
          <text:p text:style-name="P249">news: 논문이 주 내용이나, 홍보가 주 목적, 설명은 있으나 해설이 주 목적이 아님</text:p>
          <text:list>
            <text:list-item>
              <text:p text:style-name="P249">청중이 일반인</text:p>
            </text:list-item>
          </text:list>
        </text:list-item>
        <text:list-item>
          <text:p text:style-name="P249">dialogue</text:p>
        </text:list-item>
        <text:list-item>
          <text:p text:style-name="P249">routine: </text:p>
          <text:list>
            <text:list-item>
              <text:p text:style-name="P250">논문 읽는 자신의 일상을 보여주는(…<text:span text:style-name="T10">)</text:span></text:p>
            </text:list-item>
          </text:list>
        </text:list-item>
      </text:list>
      <text:p text:style-name="P59">channels</text:p>
      <text:p text:style-name="P59">user_type</text:p>
      <text:list xml:id="list8814912607169452736" text:style-name="L15">
        <text:list-item>
          <text:p text:style-name="P245">individual_researchers: 연구 실적이 존재, 학생/교원/연구소 소속</text:p>
        </text:list-item>
        <text:list-item>
          <text:p text:style-name="P245">individual_citizens: 연관은 있으나 연구계에서의 역할이 불분명한 자. 연구조직 경영진 등</text:p>
        </text:list-item>
        <text:list-item>
          <text:p text:style-name="P245">individual_journalists: 종합적 이슈 소개</text:p>
        </text:list-item>
        <text:list-item>
          <text:p text:style-name="P245">individual_professionals: 전문직?</text:p>
        </text:list-item>
        <text:list-item>
          <text:p text:style-name="P245">researcher_community: 비영리 조직. 외부의 불특정 인물의 비교적 자유로운 참여가 가능</text:p>
        </text:list-item>
        <text:list-item>
          <text:p text:style-name="P245">researach_organization: 비영리 조직, 배타적 조직, 정식 조직</text:p>
        </text:list-item>
        <text:list-item>
          <text:p text:style-name="P245">funding</text:p>
        </text:list-item>
        <text:list-item>
          <text:p text:style-name="P245">public: 정부, 행정계</text:p>
        </text:list-item>
        <text:list-item>
          <text:p text:style-name="P245">publisher/journal</text:p>
        </text:list-item>
        <text:list-item>
          <text:p text:style-name="P252">civil_society: 시민사회조직</text:p>
        </text:list-item>
        <text:list-item>
          <text:p text:style-name="P245">media: 정식 사업 등록된 미디어</text:p>
        </text:list-item>
        <text:list-item>
          <text:p text:style-name="P245">business: 기업. 기업 내 연구조직은 이쪽.</text:p>
        </text:list-item>
        <text:list-item>
          <text:p text:style-name="P245"><text:soft-page-break/>Others: 글쎄...</text:p>
        </text:list-item>
      </text:list>
      <text:p text:style-name="P58"/>
      <text:p text:style-name="P58"/>
      <text:p text:style-name="P61">クオーターの価格予測→研究費ありかも。</text:p>
      <text:p text:style-name="P61"/>
      <text:p text:style-name="P17">200604</text:p>
      <text:p text:style-name="P60">중간발표 코멘트</text:p>
      <text:p text:style-name="P60">처음에...</text:p>
      <text:p text:style-name="P60">1.처음에 비디오 예(content별)를 보여주면 관심 증가</text:p>
      <text:p text:style-name="P60">2.YT비디오 수가 늘고 있다는 걸 보여줌</text:p>
      <text:p text:style-name="P60">3.YT의 중요성 피력하면 연구 성립</text:p>
      <text:p text:style-name="P60"/>
      <text:list xml:id="list4565716858806674815" text:style-name="L16">
        <text:list-item>
          <text:p text:style-name="P253">비디오가 만들어진 논문 비율 적음. 현재 비디오는 보급X. 앞으로 논문 평가에 비디오가 유효하다는 인식이 생기면 비디오 비율 증가할 가능성이 높다</text:p>
          <text:list>
            <text:list-item>
              <text:p text:style-name="P254">Nature Science 비디오도 현재 시행착오 수준</text:p>
            </text:list-item>
            <text:list-item>
              <text:p text:style-name="P254"/>
            </text:list-item>
          </text:list>
        </text:list-item>
        <text:list-item>
          <text:p text:style-name="P254">구체적으로 비디오가 논문에 공헌한 예(피인용 뿐 아니라, 대중 인식에 기여한 점 ex인공지능 붐 초기 비디오를 통한 대중화 기여 케이스는 없는가?)</text:p>
        </text:list-item>
        <text:list-item>
          <text:p text:style-name="P254">SNS플랫폼에 따른 유저 타입 ex</text:p>
          <text:list>
            <text:list-item>
              <text:p text:style-name="P254">트위터: 전문가가 많이 활동 ← 이건 어떻게? 선행연구</text:p>
            </text:list-item>
            <text:list-item>
              <text:p text:style-name="P254">유튜브: 일반인도 많이 활동 ← 예를들면, 채널구독자, 비디오코멘트 등으로 ?</text:p>
            </text:list-item>
          </text:list>
        </text:list-item>
      </text:list>
      <text:p text:style-name="P62"/>
      <text:p text:style-name="P60">결론: 죽기 직전까지 해라...</text:p>
      <text:p text:style-name="P60"/>
      <text:p text:style-name="P17">200605</text:p>
      <text:p text:style-name="P63">모티베이션:</text:p>
      <text:list xml:id="list584675830426642837" text:style-name="L17">
        <text:list-item>
          <text:p text:style-name="P256">유튜브상의 학술 관련 영상 수 추이</text:p>
          <text:list>
            <text:list-item>
              <text:p text:style-name="P255">비디오 수?</text:p>
              <text:list>
                <text:list-item>
                  <text:p text:style-name="P256">Q= arxiv.org/science.sciencemag.org/... </text:p>
                  <text:list>
                    <text:list-item>
                      <text:p text:style-name="P257">q=science.sciencemag.org / <text:span text:style-name="T11">science.sciencemag.org/content</text:span></text:p>
                      <text:list>
                        <text:list-item>
                          <text:p text:style-name="P259">2005: 0</text:p>
                        </text:list-item>
                        <text:list-item>
                          <text:p text:style-name="P259">2006: 1/<text:span text:style-name="T13">0</text:span></text:p>
                        </text:list-item>
                        <text:list-item>
                          <text:p text:style-name="P260">2007: <text:span text:style-name="T12">6</text:span>/0</text:p>
                        </text:list-item>
                        <text:list-item>
                          <text:p text:style-name="P260">2008: <text:span text:style-name="T12">36</text:span>/3</text:p>
                        </text:list-item>
                        <text:list-item>
                          <text:p text:style-name="P258">2009: 51/<text:span text:style-name="T11">22</text:span></text:p>
                        </text:list-item>
                        <text:list-item>
                          <text:p text:style-name="P258">2010: 64/<text:span text:style-name="T11">38</text:span></text:p>
                        </text:list-item>
                        <text:list-item>
                          <text:p text:style-name="P258">2011: 113/<text:span text:style-name="T11">62</text:span></text:p>
                        </text:list-item>
                        <text:list-item>
                          <text:p text:style-name="P258">2012: 207/<text:span text:style-name="T11">84</text:span></text:p>
                        </text:list-item>
                        <text:list-item>
                          <text:p text:style-name="P258">2013: 310/<text:span text:style-name="T11">137</text:span></text:p>
                        </text:list-item>
                        <text:list-item>
                          <text:p text:style-name="P258">2014: 420/<text:span text:style-name="T11">210</text:span></text:p>
                        </text:list-item>
                        <text:list-item>
                          <text:p text:style-name="P258">2015: 557/<text:span text:style-name="T11">253</text:span></text:p>
                        </text:list-item>
                        <text:list-item>
                          <text:p text:style-name="P258">2016: 973/<text:span text:style-name="T11">300</text:span></text:p>
                        </text:list-item>
                        <text:list-item>
                          <text:p text:style-name="P258">2017: 1414/<text:span text:style-name="T11">504</text:span></text:p>
                        </text:list-item>
                        <text:list-item>
                          <text:p text:style-name="P258">2018: 2194/<text:span text:style-name="T11">784</text:span></text:p>
                        </text:list-item>
                        <text:list-item>
                          <text:p text:style-name="P258">2019: 2223/<text:span text:style-name="T11">1270</text:span></text:p>
                        </text:list-item>
                      </text:list>
                    </text:list-item>
                  </text:list>
                </text:list-item>
              </text:list>
            </text:list-item>
            <text:list-item>
              <text:p text:style-name="P255">채널 수?</text:p>
              <text:list>
                <text:list-item>
                  <text:p text:style-name="P256">고유 채널을 보유한 저널 수</text:p>
                </text:list-item>
              </text:list>
            </text:list-item>
          </text:list>
        </text:list-item>
      </text:list>
      <text:p text:style-name="P63"/>
      <text:p text:style-name="P18"><text:soft-page-break/>200606</text:p>
      <text:p text:style-name="P67"><text:span text:style-name="T17">유튜브 채널 랭킹:</text:span><text:a xlink:type="simple" xlink:href="https://socialblade.com/youtube/" text:style-name="Internet_20_link" text:visited-style-name="Visited_20_Internet_20_Link">https://socialblade.com/youtube/</text:a></text:p>
      <text:p text:style-name="P66"/>
      <text:p text:style-name="P66">Communication</text:p>
      <text:list xml:id="list6337701743609022045" text:style-name="L18">
        <text:list-item>
          <text:p text:style-name="P261">Science communication</text:p>
        </text:list-item>
        <text:list-item>
          <text:p text:style-name="P261">Scholarly communication</text:p>
        </text:list-item>
        <text:list-item>
          <text:p text:style-name="P261">Research communication: ?</text:p>
        </text:list-item>
      </text:list>
      <text:p text:style-name="P65"/>
      <text:p text:style-name="P64">배경</text:p>
      <text:p text:style-name="P66">과학에 있어서 커뮤니케이션</text:p>
      <text:list xml:id="list5524440872015242347" text:style-name="L19">
        <text:list-item>
          <text:p text:style-name="P269">학술 커뮤니케이션의 시작: 저널 출간</text:p>
        </text:list-item>
        <text:list-item>
          <text:p text:style-name="P269">과학 커뮤니케이션의 대두: 뉴스, 잡지 등</text:p>
        </text:list-item>
      </text:list>
      <text:p text:style-name="P69">과학 커뮤니케이션: 최근 온라인 미디어가 주목</text:p>
      <text:list xml:id="list4969209492189694337" text:style-name="L20">
        <text:list-item>
          <text:p text:style-name="P270">altmetric</text:p>
          <text:list>
            <text:list-item>
              <text:p text:style-name="P271"><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274">Twitter</text:p>
          <text:list>
            <text:list-item>
              <text:p text:style-name="P272">[2018,Didegah et al.]논문 언급 트위터에 관한 정성적 연구: 대부분 비생산적,단순확산 목적, 봇</text:p>
            </text:list-item>
          </text:list>
        </text:list-item>
      </text:list>
      <text:p text:style-name="P65"/>
      <text:p text:style-name="P65">유튜브는 마케팅/수익 플랫폼</text:p>
      <text:list xml:id="list2841959729209149615" text:style-name="L21">
        <text:list-item>
          <text:p text:style-name="P262">UGC<text:span text:style-name="T18">(유저, 소비자 컨텐츠)</text:span>→PGC<text:span text:style-name="T18">(기업, 브랜딩)</text:span>를 통한 마케팅/수익 플랫폼화<text:span text:style-name="T18">(2006)</text:span></text:p>
        </text:list-item>
        <text:list-item>
          <text:p text:style-name="P263"><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275"><text:span text:style-name="T20">[Figueiredo et al., 2011; Szabo and Huberman, 2010; Zhou et al., 2010]</text:span>rich-get-richer</text:p>
        </text:list-item>
      </text:list>
      <text:p text:style-name="P65"/>
      <text:p text:style-name="P65">과학/연구 관련 비디오 활동 및 그에 관한 연구도 증가</text:p>
      <text:list xml:id="list200424456343833" text:continue-list="list4969209492189694337" text:style-name="L20">
        <text:list-item>
          <text:p text:style-name="P264">학술 커뮤니케이션における비디오：</text:p>
          <text:list>
            <text:list-item>
              <text:p text:style-name="P264">[2012,Kousha et al.]YT <text:span text:style-name="T16">Video citation: </text:span>Scopus, 2006~2011 → 증가세</text:p>
            </text:list-item>
          </text:list>
        </text:list-item>
      </text:list>
      <text:list xml:id="list4532874283348855938" text:style-name="L22">
        <text:list-item>
          <text:p text:style-name="P265">과학 커뮤니케이션における비디오：</text:p>
          <text:list>
            <text:list-item>
              <text:p text:style-name="P276">[2016,Welbourne et al.]과학 커뮤니케이션 비디오/채널 인기에 영향을 주는 인자 분석(컨텐츠, 유저 타입<text:span text:style-name="T15">)</text:span></text:p>
              <text:list>
                <text:list-item>
                  <text:p text:style-name="P276">UGC가 PGC보다 구독 훨씬 많음</text:p>
                </text:list-item>
                <text:list-item>
                  <text:p text:style-name="P277">regular communicator의 존재가 뷰카운트에 영향 큼</text:p>
                </text:list-item>
                <text:list-item>
                  <text:p text:style-name="P277">빠르게 전달하는 비디오가 뷰카운트 많음</text:p>
                </text:list-item>
              </text:list>
            </text:list-item>
          </text:list>
        </text:list-item>
      </text:list>
      <text:p text:style-name="P65"/>
      <text:p text:style-name="P65">한편, 과학 대중화의 학술적 영향력에 관한 연구</text:p>
      <text:list xml:id="list7511394809451364813" text:style-name="L23">
        <text:list-item>
          <text:p text:style-name="P266">트위터와 피인용</text:p>
          <text:list>
            <text:list-item>
              <text:p text:style-name="P267"><text:span text:style-name="T21">[2012,Eysenbach]</text:span>articles that are highly tweeted about are eleven times more likely to be highly cited than those that who few people tweeted.</text:p>
              <text:list>
                <text:list-item>
                  <text:p text:style-name="P278">Journal of Medical Internet Research, 2008~2011</text:p>
                </text:list-item>
              </text:list>
            </text:list-item>
            <text:list-item>
              <text:p text:style-name="P279">(2017,Finch et al.)AAS 1→20 <text:span text:style-name="T34">은 평균 피인용수 2.6→5.5 기대됨. IF높은 저널일수록 관계 약해짐.</text:span></text:p>
            </text:list-item>
            <text:list-item>
              <text:p text:style-name="P273"/>
            </text:list-item>
          </text:list>
        </text:list-item>
        <text:list-item>
          <text:p text:style-name="P281">altmetrics와 피인용수</text:p>
          <text:list>
            <text:list-item>
              <text:p text:style-name="P282">[2020,Murray et al.]dermatology journals 논문들의 AAS와 피인용수 상관 약함(.257)</text:p>
            </text:list-item>
          </text:list>
        </text:list-item>
        <text:list-item>
          <text:p text:style-name="P282">비디오와 피인용</text:p>
          <text:list>
            <text:list-item>
              <text:p text:style-name="P268"><text:soft-page-break/>[201<text:span text:style-name="T14">9,Zong et al.</text:span>]<text:span text:style-name="T14">Video abstract: 피인용수 1.26배 기대</text:span></text:p>
            </text:list-item>
          </text:list>
        </text:list-item>
      </text:list>
      <text:p text:style-name="P68"/>
      <text:p text:style-name="P68">연구 관련 유튜브 비디오의 학술적 영향력에 관한 연구가 부족</text:p>
      <text:list xml:id="list6087398004471240864" text:style-name="L24">
        <text:list-item>
          <text:p text:style-name="P283">[2016,Welbourne et al.]은 인기 상위 채널에서 비디오 샘플링. 하지만 대중적 인기 채널이 가지는 학술적 영향력에 관한 연구가 없다.</text:p>
        </text:list-item>
        <text:list-item>
          <text:p text:style-name="P284">비디오가 증가하고 있는 점은 명확하다.</text:p>
          <text:list>
            <text:list-item>
              <text:p text:style-name="P284">Science 검색 비디오 수</text:p>
            </text:list-item>
          </text:list>
        </text:list-item>
      </text:list>
      <text:p text:style-name="P70"/>
      <text:p text:style-name="P70">YT와 다른 SNS 플랫폼간 상호작용에 관한 연구가 없음</text:p>
      <text:p text:style-name="P70"/>
      <text:p text:style-name="P65"/>
      <text:p text:style-name="P65">research question</text:p>
      <text:list xml:id="list7294936827472332622" text:style-name="L25">
        <text:list-item>
          <text:p text:style-name="P285">비디오 기반 SC의 <text:span text:style-name="T22">SC안에서의 역할</text:span></text:p>
        </text:list-item>
        <text:list-item>
          <text:p text:style-name="P285">비디오 기반 <text:span text:style-name="T22">SC와 학계 간의 상호 작용</text:span></text:p>
        </text:list-item>
      </text:list>
      <text:p text:style-name="P71"/>
      <text:p text:style-name="P71"/>
      <text:p text:style-name="P19">200607</text:p>
      <text:p text:style-name="P71">연구 구상</text:p>
      <text:list xml:id="list2754060107339222225" text:style-name="L26">
        <text:list-item>
          <text:p text:style-name="P286">비디오 기반 SC의 <text:span text:style-name="T22">SC안에서의 역할</text:span></text:p>
          <text:list>
            <text:list-item>
              <text:p text:style-name="P287">비디오 단독</text:p>
            </text:list-item>
            <text:list-item>
              <text:p text:style-name="P287">비디오와 다른 매체/플랫폼 SC와의 관계</text:p>
            </text:list-item>
          </text:list>
        </text:list-item>
        <text:list-item>
          <text:p text:style-name="P286">비디오 기반 <text:span text:style-name="T22">SC와 학계 간의 상호 작용</text:span></text:p>
          <text:list>
            <text:list-item>
              <text:p text:style-name="P286">비디오와 연구 분야과의 관계</text:p>
              <text:list>
                <text:list-item>
                  <text:p text:style-name="P287">비디오와 분야와의 연결고리: 키워드/채널 타입/</text:p>
                </text:list-item>
              </text:list>
            </text:list-item>
            <text:list-item>
              <text:p text:style-name="P286">비디오와 특정 논문들과의 관계</text:p>
              <text:list>
                <text:list-item>
                  <text:p text:style-name="P286">비디오와 논문과의 연결고리: 키워드/<text:span text:style-name="T23">url/</text:span></text:p>
                </text:list-item>
              </text:list>
            </text:list-item>
            <text:list-item>
              <text:p text:style-name="P286"/>
            </text:list-item>
          </text:list>
        </text:list-item>
      </text:list>
      <text:p text:style-name="P71"/>
      <text:p text:style-name="P73">Video articles</text:p>
      <text:list xml:id="list6610592683849396361" text:style-name="L27">
        <text:list-item>
          <text:p text:style-name="P288"><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289">여기서 video articles이란 supplementary video付き論稿</text:p>
            </text:list-item>
          </text:list>
        </text:list-item>
        <text:list-item>
          <text:p text:style-name="P288"><text:span text:style-name="T25">JoVE: </text:span><text:a xlink:type="simple" xlink:href="https://www.jove.com/" text:style-name="Internet_20_link" text:visited-style-name="Visited_20_Internet_20_Link">https://www.jove.com/</text:a></text:p>
          <text:list>
            <text:list-item>
              <text:p text:style-name="P290">IF:1.108(2018)</text:p>
            </text:list-item>
            <text:list-item>
              <text:p text:style-name="P290">peer reviewed</text:p>
            </text:list-item>
            <text:list-item>
              <text:p text:style-name="P290">pub-med indexed</text:p>
            </text:list-item>
            <text:list-item>
              <text:p text:style-name="P290">Video journal + science education</text:p>
            </text:list-item>
          </text:list>
        </text:list-item>
      </text:list>
      <text:p text:style-name="P74"/>
      <text:p text:style-name="P74">SC채널</text:p>
      <text:list xml:id="list9089846556751249576" text:style-name="L28">
        <text:list-item>
          <text:p text:style-name="P291">RC비디오도 있나?→논문 url언급하는 비디오 특징, 수 <text:span text:style-name="T26">← https?://~~를 url parse해서 도메인 집계</text:span></text:p>
        </text:list-item>
      </text:list>
      <text:p text:style-name="P75"/>
      <text:p text:style-name="P21">200608 <text:span text:style-name="T27">mentorochi</text:span></text:p>
      <text:p text:style-name="P76">1. journal마다 다름(?)</text:p>
      <text:p text:style-name="P76">2. 비디오수: 누적치가 아니라 증분</text:p>
      <text:p text:style-name="P76">3. &lt;아카데미아에 대한 영향&gt; 이게 구체적으로 뭐지? ex. 해외 공동 연구가 생겼다? 공저 수가 늘었다?</text:p>
      <text:p text:style-name="P76">3.1 &lt;실태 파악&gt;을 &lt;아카데미아에 대한 영향&gt;을 위한 스텝으로 만들어야</text:p>
      <text:p text:style-name="P76">4. video abstract 왜 만들기 시작했지??</text:p>
      <text:p text:style-name="P76"/>
      <text:p text:style-name="P76">200609</text:p>
      <text:p text:style-name="P76"><text:soft-page-break/>아카데미아에 대한 영향 선행 연구</text:p>
      <text:list xml:id="list957107743368903578" text:style-name="L29">
        <text:list-item>
          <text:p text:style-name="P292">AAS → 피인용수 상관</text:p>
        </text:list-item>
      </text:list>
      <text:p text:style-name="P76"/>
      <text:p text:style-name="P21">200610</text:p>
      <text:p text:style-name="P77">리서치 메트릭스</text:p>
      <text:list xml:id="list1915874444849022602" text:style-name="L30">
        <text:list-item>
          <text:p text:style-name="P293">논문 레벨</text:p>
          <text:list>
            <text:list-item>
              <text:p text:style-name="P295"><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297"><text:s/><text:span text:style-name="T31">AAS</text:span></text:p>
            </text:list-item>
          </text:list>
        </text:list-item>
        <text:list-item>
          <text:p text:style-name="P297">저자 레벨</text:p>
          <text:list>
            <text:list-item>
              <text:p text:style-name="P297">총 피인용수</text:p>
            </text:list-item>
            <text:list-item>
              <text:p text:style-name="P302">h-index, g-index</text:p>
            </text:list-item>
          </text:list>
        </text:list-item>
        <text:list-item>
          <text:p text:style-name="P297">저널 레벨</text:p>
          <text:list>
            <text:list-item>
              <text:p text:style-name="P293">IF<text:span text:style-name="T31">(by JCR)</text:span></text:p>
            </text:list-item>
            <text:list-item>
              <text:p text:style-name="P302">CiteScore(by Scopus)(?)</text:p>
            </text:list-item>
          </text:list>
        </text:list-item>
      </text:list>
      <text:p text:style-name="P76"/>
      <text:p text:style-name="P76">선행 연구</text:p>
      <text:p text:style-name="P76">(2019,<text:span text:style-name="T28">Zong et al.</text:span>)</text:p>
      <text:list xml:id="list6690948478596488853" text:style-name="L31">
        <text:list-item>
          <text:p text:style-name="P303">분야: 물리학</text:p>
        </text:list-item>
        <text:list-item>
          <text:p text:style-name="P306">논문 속성: 저자수/기관수/국제 공저수/타이틀 길이/abstract길이/키워드 수/참고문헌 수/페이지수/피인용수</text:p>
        </text:list-item>
        <text:list-item>
          <text:p text:style-name="P306">속성간 <text:span text:style-name="T29">spearman 상관계수</text:span></text:p>
        </text:list-item>
        <text:list-item>
          <text:p text:style-name="P296"><text:span text:style-name="T28">video abstract 유무 → </text:span>피인용수, </text:p>
        </text:list-item>
      </text:list>
      <text:p text:style-name="P80"/>
      <text:p text:style-name="P80">Research Questions</text:p>
      <text:p text:style-name="P81">1. 비디오 기반 리서치 커뮤니케이션은 누가, 어떤 내용으로 발신하고 있는가?</text:p>
      <text:p text:style-name="P80"><text:span text:style-name="T41">2</text:span>. 비디오 기반 리서치 커뮤니케이션은 다른 플랫폼 기반 리서치 커뮤니케이션과 타입, 컨텐츠에 있어서 어떤 차이를 보이는가?</text:p>
      <text:p text:style-name="P80"><text:span text:style-name="T41">3</text:span>. 비디오 기반 리서치 커뮤니케이션은 리서치 메트릭에 유의한 상관, 영향력이 있는가?</text:p>
      <text:p text:style-name="P76"/>
      <text:p text:style-name="P78">리서치 메트릭스에 영향을 주는 요인<text:span text:style-name="T31">(?)</text:span></text:p>
      <text:list xml:id="list3286622927005022333" text:style-name="L32">
        <text:list-item>
          <text:p text:style-name="P298">분야</text:p>
          <text:list>
            <text:list-item>
              <text:p text:style-name="P298">(2018,Didegah et al.)분야에 따른 트위터 유저 구성에 큰 차이</text:p>
            </text:list-item>
            <text:list-item>
              <text:p text:style-name="P298">(2018,Lamb et al.)Science communication is seen as critical for the disciplines of ecology and conservation, where research products are often used to shape policy and decision making.</text:p>
            </text:list-item>
          </text:list>
        </text:list-item>
      </text:list>
      <text:p text:style-name="P78"/>
      <text:p text:style-name="P78">실태: 커뮤니케이터 <text:span text:style-name="T38">타입/컨텐츠(/SNS네트워크?)</text:span></text:p>
      <text:list xml:id="list3676836329794861805" text:style-name="L33">
        <text:list-item>
          <text:p text:style-name="P299">리서치 메트릭에 대한 커뮤니케이터 타입의 영향력</text:p>
          <text:list>
            <text:list-item>
              <text:p text:style-name="P359">선행 연구: <text:span text:style-name="T30">(2018,Didegah et al.)5분야에 대해 트위터 유저 타입 조사 </text:span>→<text:span text:style-name="T30"> </text:span>분야에 따라 커뮤니케이터 타입 구성이 다름이 예상된다</text:p>
            </text:list-item>
            <text:list-item>
              <text:p text:style-name="P304">동기 1: 유튜브 커뮤니케이션에 대해 유저 타입 조사가 된 적 없다</text:p>
            </text:list-item>
            <text:list-item>
              <text:p text:style-name="P304">동기 <text:span text:style-name="T30">2: </text:span>커뮤니케이터 타입은 논문의 리서치 커뮤니케이션 효과의 변수일 수 있다 <text:span text:style-name="T30">← 조사된 적 없다</text:span></text:p>
            </text:list-item>
            <text:list-item>
              <text:p text:style-name="P304">가설: 유튜브 리서치 커뮤니케이션에서 커뮤니케이터 타입 구성과 리서치 커뮤니케이션 효과는 유의한 상관이 있다.</text:p>
            </text:list-item>
            <text:list-item>
              <text:p text:style-name="P305"><text:soft-page-break/>실험:</text:p>
            </text:list-item>
          </text:list>
        </text:list-item>
      </text:list>
      <text:list xml:id="list647568378958882276" text:style-name="L34">
        <text:list-item>
          <text:list>
            <text:list-item>
              <text:list>
                <text:list-item>
                  <text:p text:style-name="P294">5분야에 대해, 소정 기간의 논문 데이터셋을 대상으로, 유튜브 커뮤니케이션을 일부 수집(ex.뷰카운트 정렬 후 4분위로 나누어서 각 분위에서 정해진 수만큼 추출)</text:p>
                </text:list-item>
                <text:list-item>
                  <text:p text:style-name="P307">각 비디오에 대해 커뮤니케이터 레이블 지정</text:p>
                </text:list-item>
                <text:list-item>
                  <text:p text:style-name="P307">분야별 커뮤니케이터 타입 구성 통계, <text:span text:style-name="T30">(2018,Didegah et al.)와 비교</text:span></text:p>
                </text:list-item>
                <text:list-item>
                  <text:p text:style-name="P307">(분야 횡단형으로?) 커뮤니케이터 타입별로 비디오 그룹화. 각 그룹의 대상 논문들에 대해 메트릭 통계</text:p>
                </text:list-item>
              </text:list>
            </text:list-item>
          </text:list>
        </text:list-item>
      </text:list>
      <text:list xml:id="list4074621068265620809" text:style-name="L35">
        <text:list-item>
          <text:list>
            <text:list-item>
              <text:list>
                <text:list-item>
                  <text:list>
                    <text:list-item>
                      <text:p text:style-name="P308">타입별 박스형</text:p>
                    </text:list-item>
                    <text:list-item>
                      <text:p text:style-name="P308">비디오 데이터셋이 작으면 분야 횡단형으로?</text:p>
                    </text:list-item>
                    <text:list-item>
                      <text:p text:style-name="P308">메트릭은 우선순위 1)논문 수준 2)저널 수준 3)저자 수준</text:p>
                    </text:list-item>
                  </text:list>
                </text:list-item>
              </text:list>
            </text:list-item>
          </text:list>
        </text:list-item>
      </text:list>
      <text:list xml:id="list200422607695944" text:continue-list="list647568378958882276" text:style-name="L34">
        <text:list-item>
          <text:list>
            <text:list-item>
              <text:list>
                <text:list-item>
                  <text:p text:style-name="P307">음</text:p>
                </text:list-item>
              </text:list>
            </text:list-item>
          </text:list>
        </text:list-item>
      </text:list>
      <text:list xml:id="list200424275147456" text:continue-list="list3676836329794861805" text:style-name="L33">
        <text:list-item>
          <text:p text:style-name="P280">컨텐츠(1차: RC/비RC)</text:p>
          <text:list>
            <text:list-item>
              <text:p text:style-name="P280">선행연구:<text:span text:style-name="T35">(2012,Kousha et al.)4분야 논문에 대해 논문내 인용하는 유튜브를 자연과학/인문학/사회과학 컨텐츠로 구별</text:span></text:p>
              <text:list>
                <text:list-item>
                  <text:p text:style-name="P309">Interdisciplinary citations 지적:</text:p>
                </text:list-item>
                <text:list-item>
                  <text:p text:style-name="P309">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311">선행연구:(2019,Zong et al.)비디오 개요(← 컨텐츠 중 하나) 유무 그룹별로 피인용수와의 상관</text:p>
            </text:list-item>
            <text:list-item>
              <text:p text:style-name="P310">동기1: <text:span text:style-name="T35">(2012,Kousha et al.)는 </text:span>피인용 유튜브가 대상이었으나, 논문 인용 유튜브에 대해선 이루어지지 않음(← 피인용 유튜브와 논문 인용 유튜브의 비는?)</text:p>
            </text:list-item>
            <text:list-item>
              <text:p text:style-name="P309">동기2: 컨텐츠 분류/조사는 이루어졌으나, 컨텐츠와 연구 지표와의 관계에 대한 연구는 비디오 개요 컨텐츠에 대한 분석이 유일</text:p>
            </text:list-item>
            <text:list-item>
              <text:p text:style-name="P309">가설: 컨텐츠 별 연구 지표와의 상관성엔 유의한 차이가 있다 <text:span text:style-name="T37">(significant difference in correlation by content type)</text:span></text:p>
            </text:list-item>
            <text:list-item>
              <text:p text:style-name="P312">실험</text:p>
            </text:list-item>
          </text:list>
        </text:list-item>
      </text:list>
      <text:list xml:id="list4605352600186042957" text:style-name="L36">
        <text:list-item>
          <text:list>
            <text:list-item>
              <text:list>
                <text:list-item>
                  <text:p text:style-name="P313">비디오 수집, 샘플링</text:p>
                </text:list-item>
                <text:list-item>
                  <text:p text:style-name="P314">컨텐츠 분류</text:p>
                </text:list-item>
                <text:list-item>
                  <text:p text:style-name="P314">각 컨텐츠 별 그룹마다 인용 논문 그룹화,</text:p>
                </text:list-item>
              </text:list>
            </text:list-item>
          </text:list>
        </text:list-item>
      </text:list>
      <text:list xml:id="list5924466464488227279" text:style-name="L37">
        <text:list-item>
          <text:p text:style-name="P300">커뮤니케이터 <text:span text:style-name="T38">SNS 네트워크</text:span></text:p>
          <text:list>
            <text:list-item>
              <text:p text:style-name="P301">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315"><text:s/>동기1: 탑 랭크 리서치 커뮤니케이션 비디오에 대해서도 성립하는가?<text:span text:style-name="T39">(왠지 상업/저널 채널일 듯..?)</text:span></text:p>
            </text:list-item>
            <text:list-item>
              <text:p text:style-name="P301">가설: 인기있는 리서치 커뮤니케이션 비디오들은 조직/대규모 소셜 네트워크를 가지는가?</text:p>
            </text:list-item>
            <text:list-item>
              <text:p text:style-name="P301">실험: 인기 상위 비디오와 그 밖의 비디오 그룹 간 유저 타입/소셜 네트워크 유무와 규모 분석 후 통계 검정</text:p>
            </text:list-item>
          </text:list>
        </text:list-item>
        <text:list-item>
          <text:p text:style-name="P301">비디오 통계와 리서치 메트릭스와의 관계</text:p>
          <text:list>
            <text:list-item>
              <text:p text:style-name="P301">실험</text:p>
              <text:list>
                <text:list-item>
                  <text:p text:style-name="P301">대상 논문에 대해, 관련 비디오 뷰카운트 합계와 논문 피인용수의 상관</text:p>
                </text:list-item>
              </text:list>
            </text:list-item>
          </text:list>
        </text:list-item>
      </text:list>
      <text:p text:style-name="P79"/>
      <text:p text:style-name="P79">공통 비디오 데이터셋</text:p>
      <text:p text:style-name="P79">축: 분야(<text:span text:style-name="T39">5분야?)</text:span></text:p>
      <text:p text:style-name="P82">q: DOI <text:span text:style-name="T40">|</text:span> URL</text:p>
      <text:p text:style-name="P82"/>
      <text:p text:style-name="P22">200612</text:p>
      <text:p text:style-name="P83">서론 모듈</text:p>
      <text:p text:style-name="P83">(Eysenbach,2012)Attentiveness to issues is a prerequisite for social change</text:p>
      <text:p text:style-name="P83"/>
      <text:p text:style-name="P83"><text:soft-page-break/>모티베이션</text:p>
      <text:p text:style-name="P84">Eysenbach,2012가 지적하는 한계</text:p>
      <text:p text:style-name="P84"><text:span text:style-name="T42">1.</text:span>alternative metrics가 플랫폼기의 주 사용자의 관심을 중점적으로 포함, 그 밖의 사람들의 관심을 포함하지 않을 수 있다</text:p>
      <text:p text:style-name="P84">“<text:span text:style-name="T42">false negatives (many citations, but few tweetations) included a paper dealing with a low-income elderly population [Article ID 1256]</text:span>”</text:p>
      <text:p text:style-name="P85">2.피인용수 낮은 저널이나 트위터 기반이 없는 저널에 대해선 적용하기 어려울 수 있다</text:p>
      <text:p text:style-name="P85">3.학자/전문가들이 많이 접근하는 저널일수록</text:p>
      <text:p text:style-name="P85">4. 저널의 sns전략이 메트릭에 작용(자동 트윗 등) ← 유튜브는 이 영향을 받기 어렵다? 저널의 유튜브 홍보 전략이 작용</text:p>
      <text:p text:style-name="P85">5. 직접 트윗만 고려함. 간접 언급을 고려 안함 ← SNS네트워크 분석에 대한 동기</text:p>
      <text:p text:style-name="P85"/>
      <text:p text:style-name="P23">200614</text:p>
      <text:p text:style-name="P86">논문 데이터셋:cohort study?</text:p>
      <text:p text:style-name="P86">1.필드: 5분야?</text:p>
      <text:p text:style-name="P86">2.저널: IF + Ytchannel 유무</text:p>
      <text:p text:style-name="P86">3.기간: 2014←<text:span text:style-name="T44">Ave. cited half-life=6.5y / </text:span>2018←해설비디오 평균 322일</text:p>
      <text:p text:style-name="P86">4.샘플링: 예상 논문 18000편 → 분야별 3600편 → 비디오 600편</text:p>
      <text:p text:style-name="P86">비디오 데이터셋:</text:p>
      <text:p text:style-name="P86">Video article(x):활성화X</text:p>
      <text:p text:style-name="P86">Video abstract:</text:p>
      <text:p text:style-name="P86">YT：각 논문에 대해 DOI | url | 제목으로 유튜브 검색</text:p>
      <text:p text:style-name="P86"/>
      <text:p text:style-name="P86">(+arXiv?)</text:p>
      <text:p text:style-name="P86"/>
      <text:p text:style-name="P86">실험1:정성적 분류: </text:p>
      <text:p text:style-name="P86">-비디오:컨텐츠, 전달법</text:p>
      <text:p text:style-name="P86">-유저:타입</text:p>
      <text:p text:style-name="P86">실험2: 정량적 분석: (분야별로)</text:p>
      <text:p text:style-name="P86">-유저 타입에 따른 나이, 구독, 뷰카운트, 비디오 수, ...</text:p>
      <text:p text:style-name="P86">-비디오 컨텐츠/전달법에 따른 뷰카운트/like카운트/...</text:p>
      <text:p text:style-name="P86">실험3: 각 논문에 대한 Initiator: 첫(+2번째, 3번째) 게시자/그 컨텐츠에 대해 분석:</text:p>
      <text:p text:style-name="P86">-유저: 아마 저자가 1위?</text:p>
      <text:p text:style-name="P86">-컨텐츠: supplementary 1위가 많을수도. 따라서 2위, 3위에 대해서 확인</text:p>
      <text:p text:style-name="P86">-전달법: ? 애당초 의미가 있나?</text:p>
      <text:p text:style-name="P86">실험4: 유저 영향력과 타 플랫폼의 관계</text:p>
      <text:p text:style-name="P86">-채널 정보에 타 플랫폼(홈페이지, SNS 등) 연동 비율</text:p>
      <text:p text:style-name="P86">-SNS유무 그룹화→채널 뷰카운트/비디오 평균 뷰카운트 등의 차이</text:p>
      <text:p text:style-name="P86">실험5: 리서치 메트릭스와의 관계</text:p>
      <text:p text:style-name="P86">-각 논문에 대해 비디오 수/뷰카운트/… 와 피인용수 회귀분석 <text:span text:style-name="T43">(누적치vs누적치)</text:span></text:p>
      <text:p text:style-name="P86">-각 비디오 속성에 채널 속성으로 가중치를 적용하여 결정계수를 높이기</text:p>
      <text:p text:style-name="P85"/>
      <text:p text:style-name="P24">200615 labmtg</text:p>
      <text:p text:style-name="P87">1.리서치퀘스쳔과 실험 목적이 일관성이 부족</text:p>
      <text:p text:style-name="P87">배경:YT비디오가 증가하고 있으나, 그게 중요한지 모른다</text:p>
      <text:p text:style-name="P87">리서치퀘스천: 비디오가 비전문가, 전문가와의 리서치 커뮤니케이션에 중요한가?</text:p>
      <text:p text:style-name="P87">실험1: 비디오 컨텐츠 / 채널 운영자 분석</text:p>
      <text:p text:style-name="P87"><text:soft-page-break/>실험2: 비디오 있기만 하면 논문 전체(+고 피인용수 논문 서브셋)에 대해, 피인용수에 유의미한 증가를 기대할 수 있는가?</text:p>
      <text:p text:style-name="P87">실험3: (있다면← 없어도 됨: 피인용수 높은 논문 대상으로 좁히면 됨)비디오/채널 메트릭과 피인용수의 회귀분석 </text:p>
      <text:p text:style-name="P87"/>
      <text:p text:style-name="P25">200618</text:p>
      <text:p text:style-name="P88">Scopus논문에 대해 유튜브 검색 키</text:p>
      <text:p text:style-name="P88">ID로서</text:p>
      <text:list xml:id="list4607882663829291383" text:style-name="L38">
        <text:list-item>
          <text:p text:style-name="P316">DOI</text:p>
        </text:list-item>
        <text:list-item>
          <text:p text:style-name="P316">doi.org/&lt;DOI&gt;의 리다이렉션 url</text:p>
        </text:list-item>
        <text:list-item>
          <text:p text:style-name="P317">제목<text:span text:style-name="T45">(Crawl 후 비디오 title/description에서 정확히 일치하는 비디오 한정)</text:span></text:p>
        </text:list-item>
        <text:list-item>
          <text:p text:style-name="P316">그 외의 각종 논문 게재 사이트</text:p>
          <text:list>
            <text:list-item>
              <text:p text:style-name="P316">구글 검색 후 </text:p>
            </text:list-item>
          </text:list>
        </text:list-item>
      </text:list>
      <text:p text:style-name="P88">넓은 의미로(관련 동영상)</text:p>
      <text:list xml:id="list6841026848198413174" text:style-name="L39">
        <text:list-item>
          <text:p text:style-name="P318"><text:s/></text:p>
        </text:list-item>
        <text:list-item>
          <text:p text:style-name="P318">키워드</text:p>
        </text:list-item>
      </text:list>
      <text:p text:style-name="P88"/>
      <text:p text:style-name="P26">200619</text:p>
      <text:p text:style-name="P89">리다이렉션 프로그래밍 완료… 개힘드노…</text:p>
      <text:p text:style-name="P89"/>
      <text:p text:style-name="P27">200620</text:p>
      <text:p text:style-name="P90">life:크롤러방지 프로그램… 시발..</text:p>
      <text:p text:style-name="P90"/>
      <text:p text:style-name="P28">200621</text:p>
      <text:p text:style-name="P91">Health 2014, Physical 2014: Redirection None제거 완료</text:p>
      <text:p text:style-name="P91">Life 2014: Redirection None 제거 중</text:p>
      <text:p text:style-name="P91"/>
      <text:p text:style-name="P29">200622 mentorochi</text:p>
      <text:list xml:id="list7098809068910446045" text:style-name="L40">
        <text:list-item>
          <text:p text:style-name="P319">Delivery style 레이블이 독자성이 높음. 어떤 객관적 방침(선행연구)으로 레이블을 정의했는가를 설명하는 것이 중요.</text:p>
        </text:list-item>
        <text:list-item>
          <text:p text:style-name="P319">레이블 관계 없이, 일단 ‘비디오 존재 ↔ 고 피인용’을 보여주면 좋음</text:p>
        </text:list-item>
      </text:list>
      <text:p text:style-name="P92"/>
      <text:list xml:id="list764015846096208927" text:style-name="L41">
        <text:list-item>
          <text:p text:style-name="P320">arxiv 피인용수 크롤러 :크롤러방지… 니미시발!!</text:p>
        </text:list-item>
        <text:list-item>
          <text:p text:style-name="P320"/>
        </text:list-item>
        <text:list-item>
          <text:p text:style-name="P320">슬라이드 번호 넣자!</text:p>
        </text:list-item>
      </text:list>
      <text:p text:style-name="P93"/>
      <text:p text:style-name="P95">반드시 묻는 것: 피인용이 높아져서 비디오 등장? 비디오 등장이 피인용수를 부름? ← 이것의 판단은?</text:p>
      <text:p text:style-name="P95">(나)비디오 공개일과 피인용 시계열 데이터</text:p>
      <text:p text:style-name="P95">(坂田)저널 영향력 높을수록 피인용수 기대치 높은건 당연. 따라서 높은 저널 선택도 중요</text:p>
      <text:p text:style-name="P95"/>
      <text:p text:style-name="P93"/>
      <text:p text:style-name="P94">磯沼：배경과 모티베이션</text:p>
      <text:p text:style-name="P94">story: 더 흥미를 부르는 배경/가설이 있으면 좋음. 아무도 안했기 때문에 하는건 좀.</text:p>
      <text:p text:style-name="P94">예) 가설:’이런’ 논문이면 <text:span text:style-name="T46">YT가 유효하지 않을까? 스텝: 가설 해결을 위한 연구 구상</text:span></text:p>
      <text:p text:style-name="P94">step의 결론과 연구 목적이 괴리</text:p>
      <text:p text:style-name="P94"/>
      <text:p text:style-name="P93"/>
      <text:p text:style-name="P94">坂田：</text:p>
      <text:p text:style-name="P94"><text:soft-page-break/>저널 선정도 중요. 좋은 저널이면 <text:span text:style-name="T47">citation 높을 것을 예상하고, 저널측에서 적극적으로 유튜브 홍보를 할 수도.</text:span></text:p>
      <text:p text:style-name="P94"><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4">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2"/>
      <text:p text:style-name="P97">Scientific report: ...broad open-access journals such as Nature Communications and Scientific Reports...</text:p>
      <text:p text:style-name="P92"/>
      <text:p text:style-name="P91">아이디어</text:p>
      <text:p text:style-name="P91">논문 데이터셋: 논문의 질을 균등화</text:p>
      <text:list xml:id="list4392979263530442590" text:style-name="L42">
        <text:list-item>
          <text:p text:style-name="P321">저널: 임팩트팩터 고 그룹, 중 그룹, 저 그룹</text:p>
        </text:list-item>
      </text:list>
      <text:p text:style-name="P96"/>
      <text:p text:style-name="P30">200623</text:p>
      <text:p text:style-name="P100">배경:유튜브 리서치 커뮤니케이션의 대두를 <text:span text:style-name="T49">2축으로 어프로치</text:span></text:p>
      <text:p text:style-name="P102">1. 비주얼 커뮤니케이션의 대두: 연구원 본인에 의한 사이언스 커뮤니케이션 활동 증가</text:p>
      <text:p text:style-name="P102">2. <text:span text:style-name="T50">YT리서치 커뮤니케이션 증가: (연구원 본인 일부 포함)사이언스 커뮤니케이션 온갖 플레이어</text:span></text:p>
      <text:p text:style-name="P98"/>
      <text:p text:style-name="P98">디펜스…</text:p>
      <text:p text:style-name="P99"><text:span text:style-name="T48">Q</text:span>. <text:span text:style-name="T47">피인용이 높아져서 비디오 등장? 비디오 등장이 피인용수를 부름? ← 이것의 판단은?</text:span></text:p>
      <text:p text:style-name="P101">A. 実際のところ、</text:p>
      <text:p text:style-name="P101">そのため、論文の質をできるだけ均質化した上で、YT動画数を稼ぐために、Scientific Reportsのようなメガジャーナルに掲載された論文を対象とすることが、一つの案として考えられます。</text:p>
      <text:p text:style-name="P96"/>
      <text:p text:style-name="P33">200625 중간발표</text:p>
      <text:p text:style-name="P112">キム発表分質疑応答</text:p>
      <text:p text:style-name="P112">1. <text:s text:c="4"/>吉田先生</text:p>
      <text:p text:style-name="P112">Ø 動画有無で論文にやる気の有無が変わるため、データセットの質に偏りがあるのではないか。</text:p>
      <text:p text:style-name="P112">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2">Ø 納得。</text:p>
      <text:p text:style-name="P112">Ø 手法(傾向スコアマッチングなど)が多くあるためいくつかトライしてみると良い。</text:p>
      <text:p text:style-name="P112">2. <text:s text:c="4"/>きみた先生</text:p>
      <text:p text:style-name="P112">Ø 効果的なリサーチコミュニケーションは被引用数のみを考えているか？他にもありそうではないか？</text:p>
      <text:p text:style-name="P112">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6"/>
      <text:p text:style-name="P31">200629</text:p>
      <text:p text:style-name="P103">일단 논문 데이터셋</text:p>
      <text:p text:style-name="P103">(균질화)+(유튜브 수 충분 확보)</text:p>
      <text:p text:style-name="P103">최상위 논문에 대해 10%</text:p>
      <text:p text:style-name="P103">전체에 대해 3%</text:p>
      <text:p text:style-name="P103">하위엔 아마 1%이하</text:p>
      <text:p text:style-name="P103"/>
      <text:p text:style-name="P104"><text:soft-page-break/>Sci rep, Nature.: scopus 상에서 multidisciplinary로 일괄 분류</text:p>
      <text:p text:style-name="P52">Springer API로 논문 레벨 분류 취득 가능</text:p>
      <text:p text:style-name="P106">저널 레벨 분류였음… ㅅㅂ…</text:p>
      <text:p text:style-name="P105">http://api.springernature.com/meta/v2/json?q=doi:<text:span text:style-name="T1">&lt;DOI&gt;</text:span>&amp;api_key=<text:span text:style-name="T1">&lt;APIKEY&gt;</text:span></text:p>
      <text:p text:style-name="P103"/>
      <text:p text:style-name="P103"/>
      <text:p text:style-name="P32">200702 <text:span text:style-name="T51">mentorochi</text:span></text:p>
      <text:p text:style-name="P107">데이터셋도 중요하지만 결국 비디오의 효과에 대한 가설이 필요.</text:p>
      <text:p text:style-name="P107">가설이 아직 없다.</text:p>
      <text:p text:style-name="P108">비디오 있는 논문에 대해 효과를 먼저 검증하자.</text:p>
      <text:p text:style-name="P108">비디오 없는 논문은 일단 제쳐두고. </text:p>
      <text:p text:style-name="P103"/>
      <text:p text:style-name="P109"><text:span text:style-name="T52">WoS: </text:span>Xpath, xml</text:p>
      <text:p text:style-name="P109">abstract, keyword→ 논문 레벨 분야 분류? : 오오치상</text:p>
      <text:p text:style-name="P110">일단 저널 레벨 분야 분류로 실험 ㄱㄱ</text:p>
      <text:p text:style-name="P110"/>
      <text:p text:style-name="P111">Source list</text:p>
      <text:list xml:id="list2968825309298260918" text:style-name="L43">
        <text:list-item>
          <text:p text:style-name="P322">Life science: Environmental + Earth and Planetary + Agricultural and Biological</text:p>
        </text:list-item>
      </text:list>
      <text:p text:style-name="P111"/>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216">테마</text:p>
          </table:table-cell>
          <table:table-cell table:style-name="표1.A1" office:value-type="string">
            <text:p text:style-name="P216">Scopus subject area</text:p>
          </table:table-cell>
          <table:table-cell table:style-name="표1.A1" office:value-type="string">
            <text:p text:style-name="P217">필터</text:p>
          </table:table-cell>
          <table:table-cell table:style-name="표1.A1" office:value-type="string">
            <text:p text:style-name="P217">list</text:p>
          </table:table-cell>
          <table:table-cell table:style-name="표1.E1" office:value-type="string">
            <text:p text:style-name="Table_20_Contents">파일</text:p>
          </table:table-cell>
        </table:table-row>
        <table:table-row>
          <table:table-cell table:style-name="표1.A2" office:value-type="string">
            <text:p text:style-name="P216">Life<text:span text:style-name="T84">+Earth</text:span></text:p>
          </table:table-cell>
          <table:table-cell table:style-name="표1.A2" office:value-type="string">
            <text:p text:style-name="P111">Environmental + Earth and Planetary + Agricultural and Biological</text:p>
          </table:table-cell>
          <table:table-cell table:style-name="표1.A2" office:value-type="string">
            <text:p text:style-name="P219">Journals only</text:p>
          </table:table-cell>
          <table:table-cell table:style-name="표1.A2" office:value-type="string">
            <text:p text:style-name="P217">1000/<text:span text:style-name="T83">5684</text:span></text:p>
          </table:table-cell>
          <table:table-cell table:style-name="표1.E2" office:value-type="string">
            <text:p text:style-name="P216">source-results-life_science-citescore-2013.<text:span text:style-name="T54">xlsx</text:span></text:p>
          </table:table-cell>
        </table:table-row>
        <table:table-row>
          <table:table-cell table:style-name="표1.A2" office:value-type="string">
            <text:p text:style-name="P217">Math &amp; Computer Science</text:p>
          </table:table-cell>
          <table:table-cell table:style-name="표1.A2" office:value-type="string">
            <text:p text:style-name="P114">Computer Science + Mathmatics</text:p>
          </table:table-cell>
          <table:table-cell table:style-name="표1.A2" office:value-type="string">
            <text:p text:style-name="P218">Journals only</text:p>
          </table:table-cell>
          <table:table-cell table:style-name="표1.A2" office:value-type="string">
            <text:p text:style-name="P217">1000/3201</text:p>
          </table:table-cell>
          <table:table-cell table:style-name="표1.E2" office:value-type="string">
            <text:p text:style-name="P217">source-results-math_cs-citescore-2013.xlsx</text:p>
          </table:table-cell>
        </table:table-row>
      </table:table>
      <text:p text:style-name="P111"/>
      <text:p text:style-name="P34">200708</text:p>
      <text:p text:style-name="P113">일단 실험...</text:p>
      <text:p text:style-name="P113">저널: IF최상위 저널</text:p>
      <text:p text:style-name="P113">분야: Didegah et al.</text:p>
      <text:list xml:id="list7960222198396511648" text:style-name="L44">
        <text:list-item>
          <text:p text:style-name="P323">Social &amp; Humanities</text:p>
        </text:list-item>
        <text:list-item>
          <text:p text:style-name="P323">Biomed &amp; Health: </text:p>
        </text:list-item>
        <text:list-item>
          <text:p text:style-name="P324">Life &amp; Earth: <text:span text:style-name="T85">284.2개 채널</text:span></text:p>
        </text:list-item>
        <text:list-item>
          <text:p text:style-name="P323">Physical &amp; Engineering</text:p>
        </text:list-item>
        <text:list-item>
          <text:p text:style-name="P325">Math &amp; Computer: <text:span text:style-name="T53">arXiv cs.LG결과가 있으므로, 이것 부터</text:span></text:p>
        </text:list-item>
      </text:list>
      <text:p text:style-name="P115">CiteScore상위 10%에서 추출: 320.1개 저널</text:p>
      <text:p text:style-name="P116">Scopus 검색</text:p>
      <text:p text:style-name="P118">SUBAREA(MATH OR COMP) AND</text:p>
      <text:p text:style-name="P118">PUBDATETXT(January 2014) AND</text:p>
      <text:p text:style-name="P118">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text:span><text:soft-page-break/><text:span text:style-name="T55">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3"/>
      <text:p text:style-name="P35">200709 mentorochi</text:p>
      <text:p text:style-name="P117">유명 사이언스 커뮤니케이터가 언급한 논문의 피인용수/AAS가 급 증가한 케이스를 찾아내보면 어떤가?</text:p>
      <text:p text:style-name="P117"/>
      <text:p text:style-name="P117">석사 템플릿은 자유. Overleaf 템플릿이 쓰기 쉬울 듯</text:p>
      <text:p text:style-name="P117">노르마 없음. 50페이지면 충분</text:p>
      <text:p text:style-name="P117">영어 가능.</text:p>
      <text:p text:style-name="P117"/>
      <text:p text:style-name="P36">200710</text:p>
      <text:p text:style-name="P120">math+comp 소스 5%만…<text:span text:style-name="T63">(155개)</text:span></text:p>
      <text:p text:style-name="P119">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text:span><text:soft-page-break/><text:span text:style-name="T56">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1"/>
      <text:p text:style-name="P122">1401~03 리다이렉션 크롤링 완료.</text:p>
      <text:p text:style-name="P122">Err처리 필요.</text:p>
      <text:p text:style-name="P121"/>
      <text:p text:style-name="P126">200711</text:p>
      <text:p text:style-name="P123">1401~1406 리다이렉션 크롤링 완료.</text:p>
      <text:p text:style-name="P123">Err처리 필요.</text:p>
      <text:p text:style-name="P123"/>
      <text:p text:style-name="P127">200716</text:p>
      <text:p text:style-name="P129">해야할 일</text:p>
      <text:p text:style-name="P129">1 pdf링크 채우기</text:p>
      <text:p text:style-name="P129">2 잘못된 리다이렉션 수정</text:p>
      <text:p text:style-name="P123"/>
      <text:p text:style-name="P128">200719</text:p>
      <text:p text:style-name="P124">비디오 수집 시작: 1월</text:p>
      <text:p text:style-name="P125">videos <text:span text:style-name="T34">는 모두 필터 적용</text:span></text:p>
      <text:p text:style-name="P130">1. DOI</text:p>
      <text:p text:style-name="P132">search_20200719_111900.txt</text:p>
      <text:p text:style-name="P132">videos_20200719_145026.txt<text:span text:style-name="T61">(필터x)</text:span> <text:span text:style-name="T60">+13</text:span></text:p>
      <text:p text:style-name="P130">2. redirection</text:p>
      <text:p text:style-name="P132">search_20200719_131640.txt</text:p>
      <text:p text:style-name="P132">videos_20200719_185202.txt</text:p>
      <text:p text:style-name="P130">3. title</text:p>
      <text:p text:style-name="P131">search_20200719_133736.txt</text:p>
      <text:p text:style-name="P131">videos_20200719_190933.txt</text:p>
      <text:p text:style-name="P130">총 1<text:span text:style-name="T62">3</text:span>편</text:p>
      <text:p text:style-name="P130"/>
      <text:p text:style-name="P130">2월</text:p>
      <text:p text:style-name="P140"><text:span text:style-name="T57">1. </text:span><text:span text:style-name="T58">D</text:span><text:span text:style-name="T57">OI</text:span></text:p>
      <text:p text:style-name="P132">search_20200719_201448.txt</text:p>
      <text:p text:style-name="P140"><text:span text:style-name="T57">videos_20200719_202104.txt </text:span><text:span text:style-name="T59">+7</text:span></text:p>
      <text:p text:style-name="P141"><text:span text:style-name="T59">2. </text:span><text:span text:style-name="T57">redirection</text:span></text:p>
      <text:p text:style-name="P141">search_20200719_203509.txt</text:p>
      <text:p text:style-name="P142"><text:soft-page-break/>videos_20200719_203850.txt +2</text:p>
      <text:p text:style-name="P132"/>
      <text:p text:style-name="P139">200720 <text:span text:style-name="T71">labmtg</text:span></text:p>
      <text:p text:style-name="P133">3. title</text:p>
      <text:p text:style-name="P133">search_20200720_094049.txt</text:p>
      <text:p text:style-name="P138">videos_20200721_180320.txt +0</text:p>
      <text:p text:style-name="P138"/>
      <text:p text:style-name="P133"/>
      <text:p text:style-name="P133">발표…</text:p>
      <text:p text:style-name="P133"/>
      <text:p text:style-name="P133">한 것:</text:p>
      <text:p text:style-name="P134">2013 scopus computer science + mathematics분야 CiteScore상위5% 저널<text:span text:style-name="T64">(155개)</text:span>에서</text:p>
      <text:p text:style-name="P134">1401(1618편)~1402(1529편) 논고 3147편 중 22편(0.70%) 언급 비디오 22개 수집</text:p>
      <text:p text:style-name="P134">방법: doi/redirection/title이 비디오 타이틀/설명문에 정확히 언급됨</text:p>
      <text:p text:style-name="P134"/>
      <text:p text:style-name="P134">1901~1903 arXiv CS.LG언급 (55/1676 = 3.28%)보다 훨씬 못한 수치</text:p>
      <text:p text:style-name="P134"/>
      <text:p text:style-name="P134">가설</text:p>
      <text:p text:style-name="P53">1. 포함 분야의 차이: 머신러닝이 인기 소분야라서 (← 2014 데이터셋에도 최상위 머신러닝은 포함되어 있으므로 기각)</text:p>
      <text:p text:style-name="P135">2. 분야 인기의 차이: 당시 머신러닝은 비인기 분야</text:p>
      <text:p text:style-name="P134"><text:span text:style-name="T63">3</text:span>. 시간: 과거엔 유튜브 리서치 커뮤니케이션이 덜 활성화 되어있어서 + 과거 논문은 주목받기 힘들어서</text:p>
      <text:p text:style-name="P136">4. 플랫폼 차이: 당시엔 리서치 커뮤니케이션 플랫폼으로 유튜브가 활성화 되지 않음.</text:p>
      <text:p text:style-name="P53"><text:span text:style-name="T63">4</text:span>. 출판 단계: 저널 출판된 시점의 논문은 이미 늦어서?(← 그전 단계 비디오가 발견되지 않았기 때문에 기각)</text:p>
      <text:p text:style-name="P134"/>
      <text:p text:style-name="P134">사카타 비디오</text:p>
      <text:p text:style-name="P134"><text:a xlink:type="simple" xlink:href="https://www.youtube.com/watch?v=rH7lSdX_fpY" text:style-name="Internet_20_link" text:visited-style-name="Visited_20_Internet_20_Link"><text:span text:style-name="T65">https://www.youtube.com/watch?v=rH7lSdX_fpY</text:span></text:a></text:p>
      <text:p text:style-name="P143"/>
      <text:p text:style-name="P143">앞으로의 후보</text:p>
      <text:p text:style-name="P144">1. 연도를 앞당긴다</text:p>
      <text:p text:style-name="P144">2014는 넘 과거… 최근으로 올수록 활발해지는 모습이 보이면… 뭐가 좋지? 당연한거 아닌가?</text:p>
      <text:p text:style-name="P144">2. 분야 변화</text:p>
      <text:p text:style-name="P144">머신 러닝으로만 좁힌다? 음;</text:p>
      <text:p text:style-name="P144">아니면 대분야를 바꾼다. 흠</text:p>
      <text:p text:style-name="P194">3. 논문 중심이 아닌, 커뮤니케이터 중심으로?</text:p>
      <text:p text:style-name="P144">논문 → 커뮤니케이터</text:p>
      <text:p text:style-name="P144">비디오 대부분이 활동량 적은 일반인(저자 등)이기 때문에, 의미있는 효과가 보이지 않는다.</text:p>
      <text:p text:style-name="P144">커뮤니케이터 → 논문</text:p>
      <text:p text:style-name="P144">먼저 영향력 있는 커뮤니케이터를 선정하고 그의 컨텐츠에서 논문 언급을 찾는게 나을듯.</text:p>
      <text:p text:style-name="P144">단 리서치 커뮤니케이터는 수가 적으므로 사이언스 커뮤니케이터가 나을듯.</text:p>
      <text:p text:style-name="P145">ex. 유명 사이언스 커뮤니케이터의 논문 언급</text:p>
      <text:p text:style-name="P146">1.(이후)논문 스코어 변화</text:p>
      <text:p text:style-name="P146">2.(이전)성공적인 유튜브 사이언스 커뮤니케이션이 성립하는 배경()</text:p>
      <text:p text:style-name="P143"/>
      <text:p text:style-name="P146">문제:</text:p>
      <text:p text:style-name="P146">1. 사이언스 커뮤니케이션에선 출처를 안남기는 경우가 많다 (Kurzgesagt – In a Nutshell채널)</text:p>
      <text:p text:style-name="P137"><text:span text:style-name="T65">→</text:span><text:span text:style-name="T66"> 학술관계자(저널/회의 등) 채널 비디오를 중심으로</text:span></text:p>
      <text:p text:style-name="P146"/>
      <text:p text:style-name="P146"><text:soft-page-break/>할일:</text:p>
      <text:p text:style-name="P146">일단 커뮤니케이터를 찾는다.</text:p>
      <text:p text:style-name="P146">-학술지 운영 채널</text:p>
      <text:p text:style-name="P146">-비디오 저널</text:p>
      <text:p text:style-name="P146"/>
      <text:p text:style-name="P146">랩미팅</text:p>
      <text:list xml:id="list8020148442849837058" text:style-name="L45">
        <text:list-item>
          <text:p text:style-name="P330">코로나 상황 등에서 비디오 리서치 커뮤니케이션의 이의는 분명 있다.</text:p>
        </text:list-item>
        <text:list-item>
          <text:p text:style-name="P330">경향 스코어:<text:span text:style-name="T72">if/H-index의 동향이 서로 다름. 동시에 맞추는건 어려울것.</text:span></text:p>
        </text:list-item>
        <text:list-item>
          <text:p text:style-name="P331">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332">한정 비디오: 일부 사용자에게만 보여지게 한 비디오 존재 가능성. 그런게 활발한 채널은, 앞으로도 비디오를 통한 커뮤니케이션 활성화가 기대됨.</text:p>
        </text:list-item>
      </text:list>
      <text:p text:style-name="P147"/>
      <text:p text:style-name="P195">200721</text:p>
      <text:p text:style-name="P148"/>
      <text:p text:style-name="P149">3월</text:p>
      <text:p text:style-name="P149">1. doi</text:p>
      <text:p text:style-name="P149">search_20200721_181653.txt</text:p>
      <text:p text:style-name="P149">videos_20200721_184014.txt +14</text:p>
      <text:p text:style-name="P149">2. redirection</text:p>
      <text:p text:style-name="P150">search_20200721_184632.txt</text:p>
      <text:p text:style-name="P151">videos_20200721_190251.txt +9</text:p>
      <text:p text:style-name="P151">3. title</text:p>
      <text:p text:style-name="P152">search_20200721_191317.txt</text:p>
      <text:p text:style-name="P152">videos_20200721_191536.txt +0</text:p>
      <text:p text:style-name="P152"/>
      <text:p text:style-name="P151"/>
      <text:p text:style-name="P196">200722</text:p>
      <text:p text:style-name="P153">비디오 content</text:p>
      <text:list xml:id="list200424580041746" text:continue-list="list2221066539159306950" text:style-name="L14">
        <text:list-item>
          <text:p text:style-name="P242">paper_explanation: 대상 논문 해설을 예고/논문의 진척, 새로운 결과 등을 소개(/논문 저자)</text:p>
          <text:list>
            <text:list-item>
              <text:p text:style-name="P326"><text:span text:style-name="T73">(음성or설명문)</text:span>대상 논문 해설할 것을 예고 <text:span text:style-name="T73">or</text:span> <text:span text:style-name="T73">(시각)</text:span>논문 제목을 명시해야함</text:p>
            </text:list-item>
            <text:list-item>
              <text:p text:style-name="P326">논문 원문<text:span text:style-name="T73">(Fig/Table)</text:span>의 일부가 표시되어야 함</text:p>
            </text:list-item>
            <text:list-item>
              <text:p text:style-name="P242">논문을 그냥 읽는 것도 포함</text:p>
            </text:list-item>
            <text:list-item>
              <text:p text:style-name="P242">형식: 프레젠테이션, 판서, ...</text:p>
            </text:list-item>
            <text:list-item>
              <text:p text:style-name="P242">청중이 학술 관련자(학회 발표<text:span text:style-name="T9">)</text:span></text:p>
            </text:list-item>
          </text:list>
        </text:list-item>
        <text:list-item>
          <text:p text:style-name="P242">paper_<text:span text:style-name="T74">linked_</text:span>supplementary: 논문 내에서 supplementary로 명시/description에서 supplementary, demo 등을 명시</text:p>
          <text:list>
            <text:list-item>
              <text:p text:style-name="P326"><text:span text:style-name="T73">(대상 논문)</text:span>논문 내/논문 사이트에서 <text:span text:style-name="T73">supplementary 비디오 명시</text:span></text:p>
            </text:list-item>
          </text:list>
        </text:list-item>
        <text:list-item>
          <text:p text:style-name="P349">paper_supplementary</text:p>
          <text:list>
            <text:list-item>
              <text:p text:style-name="P327">(대상 논문)논문 내/논문 사이트에서 명시 없음</text:p>
            </text:list-item>
            <text:list-item>
              <text:p text:style-name="P239">(대상 논문)영상이 논문 내 자료 원본 혹은 그 연장선(애니메이션 등)일때</text:p>
            </text:list-item>
          </text:list>
        </text:list-item>
        <text:list-item>
          <text:p text:style-name="P242">paper_application: 논문의 수법, 기술을 적용, 활용한 독자적인 결과 영상, 소개</text:p>
          <text:list>
            <text:list-item>
              <text:p text:style-name="P350"/>
            </text:list-item>
          </text:list>
        </text:list-item>
        <text:list-item>
          <text:p text:style-name="P244">paper_assessment: (논문 소개 후에) 논문 평가가 주요 내용</text:p>
        </text:list-item>
        <text:list-item>
          <text:p text:style-name="P244">paper_reference: 주제의 일환으로 논문의 존재나 관련된 내용을 언급할 뿐, 논문의 해설되지 않음/영상 중 논문 언급이 없음/연구</text:p>
          <text:list>
            <text:list-item>
              <text:p text:style-name="P328">초두에 논문 해설할 것을 명시하지 않음</text:p>
            </text:list-item>
            <text:list-item>
              <text:p text:style-name="P329">description상에 reference로 명시되어 있음</text:p>
            </text:list-item>
            <text:list-item>
              <text:p text:style-name="P247"><text:soft-page-break/>논문 언급 분량이 적음<text:span text:style-name="T74">(얼마나 적음?)</text:span></text:p>
            </text:list-item>
            <text:list-item>
              <text:p text:style-name="P247">논문 본문이 표시될 수 있음</text:p>
            </text:list-item>
            <text:list-item>
              <text:p text:style-name="P247">아예 논문과 관계 없는 영상일 수 있음</text:p>
            </text:list-item>
          </text:list>
        </text:list-item>
        <text:list-item>
          <text:p text:style-name="P251">news: 논문이 주 내용이나, 홍보가 주 목적, 설명은 있으나 해설이 주 목적이 아님</text:p>
          <text:list>
            <text:list-item>
              <text:p text:style-name="P251">홍보 대상은 논문 자체/논문과 관련된 프로젝트 등일수 있음.</text:p>
            </text:list-item>
          </text:list>
        </text:list-item>
      </text:list>
      <text:p text:style-name="P209"/>
      <text:p text:style-name="P209">목적/취지가 이어지는 영상이라면, 전체의 비주얼/오디오 스타일을 감안하여 통일.</text:p>
      <text:p text:style-name="P209"/>
      <text:p text:style-name="P210">인기 채널 의해 언급되는 케이스</text:p>
      <text:list xml:id="list696014409474457754" text:style-name="L46">
        <text:list-item>
          <text:p text:style-name="P351">assessment</text:p>
          <text:list>
            <text:list-item>
              <text:p text:style-name="P354">OuGtd8nhm6Y, xRuZDG0QgH8 : 훗날 자세히 언급되는 케이스</text:p>
            </text:list-item>
          </text:list>
        </text:list-item>
        <text:list-item>
          <text:p text:style-name="P351">reference</text:p>
          <text:list>
            <text:list-item>
              <text:p text:style-name="P352">AO6NkJcfYNc, <text:span text:style-name="T76">Xx0SsffdMBw: 전문가?</text:span></text:p>
            </text:list-item>
            <text:list-item>
              <text:p text:style-name="P356">bTUvI-a8uGA, AgIG22l5oOM: 유사과학? 음모론?</text:p>
            </text:list-item>
            <text:list-item>
              <text:p text:style-name="P358"><text:span text:style-name="T75">5tkLCzvD3uo, </text:span>cjRK1KK3nA8: 과학채널</text:p>
            </text:list-item>
          </text:list>
        </text:list-item>
      </text:list>
      <text:p text:style-name="P210"/>
      <text:p text:style-name="P211"/>
      <text:p text:style-name="P154">3개월치 비디오 라벨링 완료</text:p>
      <text:p text:style-name="P149"/>
      <text:p text:style-name="P197">2007<text:span text:style-name="T79">2</text:span>3</text:p>
      <text:p text:style-name="P149"/>
      <text:p text:style-name="P155">4월</text:p>
      <text:p text:style-name="P155">1. doi</text:p>
      <text:p text:style-name="P155">search_20200722_024418.txt</text:p>
      <text:p text:style-name="P155">videos_20200723_024558.txt +29</text:p>
      <text:p text:style-name="P155">2. redirection</text:p>
      <text:p text:style-name="P155">search_20200723_025350.<text:span text:style-name="T77">txt</text:span></text:p>
      <text:p text:style-name="P156">videos_20200723_025719.txt +3</text:p>
      <text:p text:style-name="P155">3. title</text:p>
      <text:p text:style-name="P157">search_20200723_030646.txt</text:p>
      <text:p text:style-name="P157">videos_20200723_032614.txt <text:span text:style-name="T78">+0</text:span></text:p>
      <text:p text:style-name="P147"/>
      <text:p text:style-name="P198">200724</text:p>
      <text:p text:style-name="P158">5월</text:p>
      <text:p text:style-name="P160">1.doi</text:p>
      <text:p text:style-name="P159">search_20200724_094200.txt</text:p>
      <text:p text:style-name="P159">videos_20200724_095857.txt <text:span text:style-name="T80">+35</text:span></text:p>
      <text:p text:style-name="P160">2.redirection</text:p>
      <text:p text:style-name="P161">search_20200724_100521.txt</text:p>
      <text:p text:style-name="P162">videos_20200724_101008.txt +1</text:p>
      <text:p text:style-name="P162">3. title</text:p>
      <text:p text:style-name="P163">Skip.</text:p>
      <text:p text:style-name="P163"/>
      <text:p text:style-name="P163">6월</text:p>
      <text:p text:style-name="P163">1.<text:span text:style-name="T81">doi</text:span></text:p>
      <text:p text:style-name="P166">search_20200724_102249.txt</text:p>
      <text:p text:style-name="P167">videos_20200725_135128.txt +21</text:p>
      <text:p text:style-name="P167"/>
      <text:p text:style-name="P163"/>
      <text:p text:style-name="P199">200724</text:p>
      <text:p text:style-name="P164">visual_style</text:p>
      <text:list xml:id="list3992420347617834022" text:style-name="L47">
        <text:list-item>
          <text:p text:style-name="P333"><text:soft-page-break/>creative</text:p>
          <text:list>
            <text:list-item>
              <text:p text:style-name="P333">논문과 직접 관련 없는(또는 관계를 알 수 없는) 컨텐츠가 포함</text:p>
            </text:list-item>
            <text:list-item>
              <text:p text:style-name="P333">raw video + 논문 자료 외의 컨텐츠가 포함됨</text:p>
            </text:list-item>
            <text:list-item>
              <text:p text:style-name="P333">비디오의 이어붙이기는 포함<text:span text:style-name="T82">x</text:span></text:p>
            </text:list-item>
            <text:list-item>
              <text:p text:style-name="P333">촬영 비디오/논문 자료가 가공됨</text:p>
            </text:list-item>
          </text:list>
        </text:list-item>
        <text:list-item>
          <text:p text:style-name="P333">presentation</text:p>
          <text:list>
            <text:list-item>
              <text:p text:style-name="P333">논문에 제시된 자료를 정적/동적 화면의 나열로 설명</text:p>
            </text:list-item>
            <text:list-item>
              <text:p text:style-name="P334">(소개 슬라이드→ 비디오)의 반복도 포함</text:p>
              <text:list>
                <text:list-item>
                  <text:p text:style-name="P334">단 2번 이상 반복되어야 함. (소개→비디오)는 <text:span text:style-name="T92">raw취급</text:span></text:p>
                </text:list-item>
              </text:list>
            </text:list-item>
            <text:list-item>
              <text:p text:style-name="P334">비디오 클립만 이어붙이는건 비포함(<text:span text:style-name="T91">raw</text:span>)</text:p>
            </text:list-item>
          </text:list>
        </text:list-item>
        <text:list-item>
          <text:p text:style-name="P333">raw: 촬영된 비디오를 가공 없이 게재</text:p>
          <text:list>
            <text:list-item>
              <text:p text:style-name="P335">비디오 클립만 이어붙이는 것 포함</text:p>
            </text:list-item>
            <text:list-item>
              <text:p text:style-name="P333">논문 자료의 비디오/애니메이션 판도 포함</text:p>
            </text:list-item>
          </text:list>
        </text:list-item>
        <text:list-item>
          <text:p text:style-name="P333">fixed</text:p>
          <text:list>
            <text:list-item>
              <text:p text:style-name="P333">(본질적으로)고정된 화면</text:p>
            </text:list-item>
          </text:list>
        </text:list-item>
      </text:list>
      <text:p text:style-name="P147"/>
      <text:p text:style-name="P165">합성 음성도 꽤 있음. 분류 해볼까?</text:p>
      <text:p text:style-name="P165">말하는 속도에도 편차가 있음. 음성 레이블링 끝나면 측정해보는게 좋을듯.</text:p>
      <text:p text:style-name="P147"/>
      <text:p text:style-name="P167">6월</text:p>
      <text:p text:style-name="P167">2.redirection</text:p>
      <text:p text:style-name="P167">search_20200725_135753.txt</text:p>
      <text:p text:style-name="P167">videos_20200725_140523.txt +9</text:p>
      <text:p text:style-name="P167"/>
      <text:p text:style-name="P202">200725</text:p>
      <text:p text:style-name="P167"/>
      <text:p text:style-name="P168">Life &amp; Earth: 284.2개 채널 → (N/A, 공백 제거)278개</text:p>
      <text:p text:style-name="P205"><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text:span><text:soft-page-break/><text:span text:style-name="T56">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67">→ 6267건: 너무 많네… 소스를 줄이자. <text:span text:style-name="T86">math+comp </text:span>똑같이 상위 155개</text:p>
      <text:p text:style-name="P206"><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67"><text:soft-page-break/>→<text:span text:style-name="T87"> 4299건: 실화? 상위 80개로</text:span></text:p>
      <text:p text:style-name="P207"><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67">→ 2391건: 60개로</text:p>
      <text:p text:style-name="P167">아니 잠깐만; 그냥 위에서 차례대로 해나가면 만개도 할 수 있자나;</text:p>
      <text:p text:style-name="P208"><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67">→ 1444건 </text:p>
      <text:p text:style-name="P167"/>
      <text:p text:style-name="P200">200727</text:p>
      <text:p text:style-name="P169">Life+Earth</text:p>
      <text:p text:style-name="P169">2월</text:p>
      <text:p text:style-name="P169">1.doi</text:p>
      <text:p text:style-name="P170">search_20200727_004741.txt</text:p>
      <text:p text:style-name="P170">videos_20200727_004847.txt +3</text:p>
      <text:p text:style-name="P170">2.redirection</text:p>
      <text:p text:style-name="P171">search_20200727_005328.txt</text:p>
      <text:p text:style-name="P171">videos_20200727_005440.txt +3</text:p>
      <text:p text:style-name="P171"/>
      <text:p text:style-name="P171">1월</text:p>
      <text:p text:style-name="P171">1.doi</text:p>
      <text:p text:style-name="P172">search_20200727_010226.txt</text:p>
      <text:p text:style-name="P172">videos_20200727_010400.txt +22</text:p>
      <text:p text:style-name="P169"/>
      <text:p text:style-name="P173">炎上：페미니즘 옹호 영상에 인용되는 케이스</text:p>
      <text:list xml:id="list4042982715790778234" text:style-name="L48">
        <text:list-item>
          <text:p text:style-name="P336">8N-tkrxAEWw</text:p>
        </text:list-item>
      </text:list>
      <text:p text:style-name="P167"/>
      <text:p text:style-name="P175">(idx_video &gt;= 76부터)</text:p>
      <text:p text:style-name="P176">video_visual: 전체적 영상 스타일</text:p>
      <text:p text:style-name="P175"><text:span text:style-name="T88">paper_visual</text:span>: 대상 논문이 소개되는 파트의 영상만을 고려. 영상 전체의 구성이 아님.</text:p>
      <text:list xml:id="list8236960502053056951" text:style-name="L49">
        <text:list-item>
          <text:p text:style-name="P337">논문이 소개되는 파트의 정의</text:p>
          <text:list>
            <text:list-item>
              <text:p text:style-name="P337"><text:soft-page-break/>영상에 논문 제목<text:span text:style-name="T88">|저자|기관이 표시</text:span></text:p>
            </text:list-item>
            <text:list-item>
              <text:p text:style-name="P337">음성으로 상동 내용을 정확히 언급</text:p>
            </text:list-item>
            <text:list-item>
              <text:p text:style-name="P337">파트가 확인되지 않을 경우, <text:span text:style-name="T89">none처리</text:span></text:p>
            </text:list-item>
          </text:list>
        </text:list-item>
      </text:list>
      <text:p text:style-name="P176">audio_style: 전체적 음성 스타일</text:p>
      <text:p text:style-name="P176"/>
      <text:p text:style-name="P177">idx 151까지 레이블링 완료</text:p>
      <text:p text:style-name="P175"/>
      <text:p text:style-name="P201">200728</text:p>
      <text:p text:style-name="P175">2.<text:span text:style-name="T90">redirection</text:span></text:p>
      <text:p text:style-name="P178">search_20200728_101953.txt</text:p>
      <text:p text:style-name="P178">videos_20200728_102246.txt +11</text:p>
      <text:p text:style-name="P178"/>
      <text:p text:style-name="P179">3월</text:p>
      <text:p text:style-name="P179">1.doi</text:p>
      <text:p text:style-name="P180">search_20200728_102857.txt</text:p>
      <text:p text:style-name="P180">videos_20200728_103853.txt +24</text:p>
      <text:p text:style-name="P180">2.redirection</text:p>
      <text:p text:style-name="P181">search_20200728_104428.txt</text:p>
      <text:p text:style-name="P181">videos_20200728_105902.txt +7</text:p>
      <text:p text:style-name="P175"/>
      <text:p text:style-name="P182">4월</text:p>
      <text:p text:style-name="P182">1.doi</text:p>
      <text:p text:style-name="P182">search_20200728_110649.txt</text:p>
      <text:p text:style-name="P183"/>
      <text:p text:style-name="P203">200729</text:p>
      <text:p text:style-name="P183">videos_20200729_173802.txt +6</text:p>
      <text:p text:style-name="P203"/>
      <text:p text:style-name="P183">2.redirection</text:p>
      <text:p text:style-name="P184">search_20200729_174051.txt</text:p>
      <text:p text:style-name="P184">videos_20200729_174756.txt +3</text:p>
      <text:p text:style-name="P184"/>
      <text:p text:style-name="P184">5월</text:p>
      <text:p text:style-name="P185">1.doi</text:p>
      <text:p text:style-name="P185">search_20200729_175057.txt</text:p>
      <text:p text:style-name="P185">videos_20200729_175632.txt +3</text:p>
      <text:p text:style-name="P185">2.redirection</text:p>
      <text:p text:style-name="P186">search_20200729_175828.txt</text:p>
      <text:p text:style-name="P186">videos_20200729_180418.txt +8</text:p>
      <text:p text:style-name="P182"/>
      <text:p text:style-name="P187">시발 라벨링 다날렸다!!!!</text:p>
      <text:p text:style-name="P182"/>
      <text:p text:style-name="P188">idx&lt;=134 그룹</text:p>
      <text:p text:style-name="P182"/>
      <text:p text:style-name="P204">200730 <text:span text:style-name="T97">mentorochi</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20">N​</text:p>
          </table:table-cell>
          <table:table-cell table:style-name="Table1.A1" office:value-type="string">
            <text:p text:style-name="P220">%​</text:p>
          </table:table-cell>
          <table:table-cell table:style-name="Table1.A1" office:value-type="string">
            <text:p text:style-name="P220">Engagement​</text:p>
          </table:table-cell>
          <table:table-cell table:style-name="Table1.A1" office:value-type="string">
            <text:p text:style-name="P220">Group By​</text:p>
          </table:table-cell>
        </table:table-row>
        <table:table-row>
          <table:table-cell table:style-name="Table1.A1" office:value-type="string">
            <text:p text:style-name="P220">11​</text:p>
          </table:table-cell>
          <table:table-cell table:style-name="Table1.A1" office:value-type="string">
            <text:p text:style-name="P220">8.2​</text:p>
          </table:table-cell>
          <table:table-cell table:style-name="Table1.A1" office:value-type="string">
            <text:p text:style-name="P220">paper_explanation​</text:p>
          </table:table-cell>
          <table:table-cell table:style-name="Table1.A1" office:value-type="string">
            <text:p text:style-name="P220">paper_explanation​</text:p>
          </table:table-cell>
        </table:table-row>
        <table:table-row>
          <table:table-cell table:style-name="Table1.A1" office:value-type="string">
            <text:p text:style-name="P220">1​</text:p>
          </table:table-cell>
          <table:table-cell table:style-name="Table1.A1" office:value-type="string">
            <text:p text:style-name="P220">0.7​</text:p>
          </table:table-cell>
          <table:table-cell table:style-name="Table1.A1" office:value-type="string">
            <text:p text:style-name="P220">paper_linked_supplementary​</text:p>
          </table:table-cell>
          <table:table-cell table:style-name="Table1.A1" table:number-rows-spanned="2" office:value-type="string">
            <text:p text:style-name="P220">paper_supplementary​</text:p>
          </table:table-cell>
        </table:table-row>
        <table:table-row>
          <table:table-cell table:style-name="Table1.A1" office:value-type="string">
            <text:p text:style-name="P220">30​</text:p>
          </table:table-cell>
          <table:table-cell table:style-name="Table1.A1" office:value-type="string">
            <text:p text:style-name="P220">22.4​</text:p>
          </table:table-cell>
          <table:table-cell table:style-name="Table1.A1" office:value-type="string">
            <text:p text:style-name="P220">paper_supplementary​</text:p>
          </table:table-cell>
          <table:covered-table-cell/>
        </table:table-row>
        <table:table-row>
          <table:table-cell table:style-name="Table1.A1" office:value-type="string">
            <text:p text:style-name="P220">1​</text:p>
          </table:table-cell>
          <table:table-cell table:style-name="Table1.A1" office:value-type="string">
            <text:p text:style-name="P220">0.7​</text:p>
          </table:table-cell>
          <table:table-cell table:style-name="Table1.A1" office:value-type="string">
            <text:p text:style-name="P220">paper_application​</text:p>
          </table:table-cell>
          <table:table-cell table:style-name="Table1.A1" table:number-rows-spanned="2" office:value-type="string">
            <text:p text:style-name="P220">paper_assessment​</text:p>
          </table:table-cell>
        </table:table-row>
        <table:table-row>
          <table:table-cell table:style-name="Table1.A1" office:value-type="string">
            <text:p text:style-name="P220">3​</text:p>
          </table:table-cell>
          <table:table-cell table:style-name="Table1.A1" office:value-type="string">
            <text:p text:style-name="P220">2.<text:span text:style-name="T93">2</text:span>​</text:p>
          </table:table-cell>
          <table:table-cell table:style-name="Table1.A1" office:value-type="string">
            <text:p text:style-name="P220">paper_assessment​</text:p>
          </table:table-cell>
          <table:covered-table-cell/>
        </table:table-row>
        <table:table-row>
          <table:table-cell table:style-name="Table1.A1" office:value-type="string">
            <text:p text:style-name="P220">88​</text:p>
          </table:table-cell>
          <table:table-cell table:style-name="Table1.A1" office:value-type="string">
            <text:p text:style-name="P220">65.7​</text:p>
          </table:table-cell>
          <table:table-cell table:style-name="Table1.A1" office:value-type="string">
            <text:p text:style-name="P220">paper_reference​</text:p>
          </table:table-cell>
          <table:table-cell table:style-name="Table1.A1" office:value-type="string">
            <text:p text:style-name="P220">paper_reference​</text:p>
          </table:table-cell>
        </table:table-row>
      </table:table>
      <text:p text:style-name="P182"/>
      <text:p text:style-name="P189"/>
      <text:p text:style-name="P191"><text:soft-page-break/>2페이지:arXiv비교</text:p>
      <text:p text:style-name="P191">arxiv 설명비디오가 압도적으로 높다.→ 논문 자체에 관심을 가지고 (제대로 읽고) 제작하는 사람이 많다.</text:p>
      <text:p text:style-name="P191"/>
      <text:p text:style-name="P191"><text:span text:style-name="T96">과거엔 비디오 커뮤니케이션 비인기 + (</text:span>최근 논문에만 관심이 높다. 옛날 논문엔 관심<text:span text:style-name="T96">x)</text:span></text:p>
      <text:p text:style-name="P189"/>
      <text:p text:style-name="P189"><text:span text:style-name="T95">3</text:span>페이지: 경과년수과 뷰, 라이크</text:p>
      <text:list xml:id="list3050106470378144624" text:style-name="L50">
        <text:list-item>
          <text:p text:style-name="P338">y값: 대체로 0주변, 과학채널의 reference 비디오에 한해서 높은 케이스</text:p>
        </text:list-item>
        <text:list-item>
          <text:p text:style-name="P338">x값:</text:p>
          <text:list>
            <text:list-item>
              <text:p text:style-name="P338">reference: 전체적으로 꾸준히</text:p>
            </text:list-item>
            <text:list-item>
              <text:p text:style-name="P338">supplementary: 당연히 논문 발표 즈음에 공개</text:p>
            </text:list-item>
            <text:list-item>
              <text:p text:style-name="P338">explanation, assessment: 3년 즈음부터 공개</text:p>
            </text:list-item>
          </text:list>
        </text:list-item>
        <text:list-item>
          <text:p text:style-name="P338"/>
        </text:list-item>
      </text:list>
      <text:p text:style-name="P189"/>
      <text:p text:style-name="P189"><text:span text:style-name="T95">4</text:span>페이지: 스케일</text:p>
      <text:list xml:id="list8964909044257400474" text:style-name="L51">
        <text:list-item>
          <text:p text:style-name="P339">대체로 플랫</text:p>
        </text:list-item>
        <text:list-item>
          <text:p text:style-name="P339"><text:span text:style-name="T8">6년이 지난 시점에서도 참고문헌으로 인용되는 비디오: 성장률이 매우 빠름</text:span> 스케일때문에 그렇게 보일뿐</text:p>
        </text:list-item>
        <text:list-item>
          <text:p text:style-name="P339">최신 동영상에서 </text:p>
        </text:list-item>
      </text:list>
      <text:p text:style-name="P189"/>
      <text:p text:style-name="P190"><text:span text:style-name="T95">5</text:span>페이지: Like/dislike ratio</text:p>
      <text:p text:style-name="P190">reference: </text:p>
      <text:p text:style-name="P174">炎上：페미니즘 옹호 영상에 인용되는 케이스</text:p>
      <text:p text:style-name="P212">인기 채널: 과학채널, 유사과학(?<text:span text:style-name="T93">)</text:span></text:p>
      <text:p text:style-name="P212"/>
      <text:p text:style-name="P213">assessment: 바이오인포마틱스 연구원에 의한 전문 리뷰</text:p>
      <text:list xml:id="list200424390736435" text:continue-list="list696014409474457754" text:style-name="L46">
        <text:list-item>
          <text:p text:style-name="P353">assessment</text:p>
          <text:list>
            <text:list-item>
              <text:p text:style-name="P355">OuGtd8nhm6Y, xRuZDG0QgH8 : 훗날 자세히 언급되는 케이스</text:p>
            </text:list-item>
          </text:list>
        </text:list-item>
        <text:list-item>
          <text:p text:style-name="P353">reference</text:p>
          <text:list>
            <text:list-item>
              <text:p text:style-name="P353">AO6NkJcfYNc, <text:span text:style-name="T76">Xx0SsffdMBw: 전문가?</text:span></text:p>
            </text:list-item>
            <text:list-item>
              <text:p text:style-name="P357">bTUvI-a8uGA, AgIG22l5oOM: 유사과학? 음모론?</text:p>
            </text:list-item>
            <text:list-item>
              <text:p text:style-name="P341"><text:span text:style-name="T75">5tkLCzvD3uo, </text:span>cjRK1KK3nA8: 과학채널</text:p>
            </text:list-item>
          </text:list>
        </text:list-item>
      </text:list>
      <text:p text:style-name="P189"/>
      <text:p text:style-name="P189">향후:</text:p>
      <text:p text:style-name="P189">논문 메트릭 동향과 연관시키기</text:p>
      <text:list xml:id="list5928904642254780905" text:style-name="L52">
        <text:list-item>
          <text:p text:style-name="P342">altmetric</text:p>
          <text:list>
            <text:list-item>
              <text:p text:style-name="P340"><text:span text:style-name="T94">(</text:span>논문 레벨<text:span text:style-name="T94">)비디오 활동과 트윗 활동</text:span></text:p>
            </text:list-item>
            <text:list-item>
              <text:p text:style-name="P342">(분야 레벨)</text:p>
            </text:list-item>
          </text:list>
        </text:list-item>
      </text:list>
      <text:p text:style-name="P192"/>
      <text:p text:style-name="P193"/>
      <text:p text:style-name="P193">로그 축</text:p>
      <text:p text:style-name="P193">최근 논문에 대해서 비디오 수가 많으면 비디오 커뮤니케이션의 활성화 증거</text:p>
      <text:p text:style-name="P193">→ (중요해진다)</text:p>
      <text:p text:style-name="P193">→ 어떤식으로 이루어지고있는가</text:p>
      <text:p text:style-name="P193">→ (알았다)</text:p>
      <text:p text:style-name="P193">→ 리서치 커뮤니케이션의 의의에 반하는 활동이 있음을 알았다</text:p>
      <text:p text:style-name="P193">→ 예를 들면 비디오 / 채널 지표를 제안</text:p>
      <text:p text:style-name="P193"/>
      <text:p text:style-name="P214"><text:span text:style-name="T67">뷰카운트로 박스플롯: 어떤 종류의 비디오가 </text:span><text:span text:style-name="T69">み</text:span><text:span text:style-name="T68">られやすいか？</text:span></text:p>
      <text:p text:style-name="P343"><text:soft-page-break/>(라이크/뷰, 디스라이크/뷰 …)</text:p>
      <text:p text:style-name="P343">그 후에 라이크,디스라이크 액션이 이어진다.</text:p>
      <text:p text:style-name="P343"/>
      <text:p text:style-name="P214"><text:span text:style-name="T68">애당초 일반인에게 리서치 커뮤니케이션는 어떻게 이루어져왔는가? 유튜브, 트윗은 최근? </text:span><text:span text:style-name="T69">TV의 리서치 커뮤니케이션은 </text:span><text:span text:style-name="T70">어떤가?</text:span></text:p>
      <text:p text:style-name="P343"/>
      <text:p text:style-name="P348">200731</text:p>
      <text:p text:style-name="P344"/>
      <text:p text:style-name="P344">6월</text:p>
      <text:p text:style-name="P344">1.doi</text:p>
      <text:p text:style-name="P344">search_20200731_174417.txt</text:p>
      <text:p text:style-name="P345">videos_20200731_175054.txt +18</text:p>
      <text:p text:style-name="P345">2.redirection</text:p>
      <text:p text:style-name="P346">search_20200731_183739.txt</text:p>
      <text:p text:style-name="P347">videos_20200731_195218.txt +5</text:p>
      <text:p text:style-name="P347"/>
      <text:p text:style-name="P347"/>
      <text:p text:style-name="P344"/>
      <text:p text:style-name="P344"/>
      <text:p text:style-name="P3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7-31T20:04:22.388208401</dc:date>
    <meta:editing-duration>P2DT23H57M2S</meta:editing-duration>
    <meta:editing-cycles>222</meta:editing-cycles>
    <meta:generator>LibreOffice/5.1.6.2$Linux_X86_64 LibreOffice_project/10m0$Build-2</meta:generator>
    <meta:document-statistic meta:table-count="2" meta:image-count="0" meta:object-count="0" meta:page-count="25" meta:paragraph-count="842" meta:word-count="15236" meta:character-count="47874" meta:non-whitespace-character-count="40720"/>
  </office:meta>
</office:document-meta>
</file>